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EMBR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236.47" table:style-name="ce14">
            <text:p>6.236<text:s/></text:p>
          </table:table-cell>
          <table:table-cell office:value-type="float" office:value="4200916.34" table:style-name="ce14">
            <text:p>4.200.916<text:s/></text:p>
          </table:table-cell>
          <table:table-cell office:value-type="float" office:value="69766944.760000005" table:style-name="ce14">
            <text:p>69.766.9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2255497.650000006" table:style-name="ce14">
            <text:p>92.255.498<text:s/></text:p>
          </table:table-cell>
          <table:table-cell office:value-type="float" office:value="48090110.369999997" table:style-name="ce14">
            <text:p>48.090.110<text:s/></text:p>
          </table:table-cell>
          <table:table-cell office:value-type="float" office:value="3408375.46" table:style-name="ce14">
            <text:p>3.408.375<text:s/></text:p>
          </table:table-cell>
          <table:table-cell office:value-type="float" office:value="159635491.09999999" table:style-name="ce14">
            <text:p>159.635.491<text:s/></text:p>
          </table:table-cell>
          <table:table-cell office:value-type="float" office:value="34005554.710000001" table:style-name="ce14">
            <text:p>34.005.555<text:s/></text:p>
          </table:table-cell>
          <table:table-cell office:value-type="float" office:value="18646151.68" table:style-name="ce14">
            <text:p>18.646.152<text:s/></text:p>
          </table:table-cell>
          <table:table-cell office:value-type="float" office:value="119126268.51000001" table:style-name="ce14">
            <text:p>119.126.269<text:s/></text:p>
          </table:table-cell>
          <table:table-cell office:value-type="float" office:value="129730.97" table:style-name="ce14">
            <text:p>129.731<text:s/></text:p>
          </table:table-cell>
          <table:table-cell office:value-type="float" office:value="1323969.92" table:style-name="ce14">
            <text:p>1.323.970<text:s/></text:p>
          </table:table-cell>
          <table:table-cell office:value-type="float" office:value="4352040.17" table:style-name="ce14">
            <text:p>4.352.040<text:s/></text:p>
          </table:table-cell>
          <table:table-cell office:value-type="float" office:value="7468784.6100000003" table:style-name="ce14">
            <text:p>7.468.785<text:s/></text:p>
          </table:table-cell>
          <table:table-cell office:value-type="float" office:value="107896247.08" table:style-name="ce14">
            <text:p>107.896.247<text:s/></text:p>
          </table:table-cell>
          <table:table-cell office:value-type="float" office:value="13428.04" table:style-name="ce14">
            <text:p>13.428<text:s/></text:p>
          </table:table-cell>
          <table:table-cell office:value-type="float" office:value="326707229.06999999" table:style-name="ce14">
            <text:p>326.707.229<text:s/></text:p>
          </table:table-cell>
          <table:table-cell office:value-type="float" office:value="274086560.93000001" table:style-name="ce14">
            <text:p>274.086.561<text:s/></text:p>
          </table:table-cell>
          <table:table-cell office:value-type="float" office:value="852237.72" table:style-name="ce14">
            <text:p>852.238<text:s/></text:p>
          </table:table-cell>
          <table:table-cell office:value-type="float" office:value="15845.88" table:style-name="ce14">
            <text:p>15.846<text:s/></text:p>
          </table:table-cell>
          <table:table-cell office:value-type="float" office:value="11060.45" table:style-name="ce14">
            <text:p>11.060<text:s/></text:p>
          </table:table-cell>
          <table:table-cell office:value-type="float" office:value="110745553.06999999" table:style-name="ce14">
            <text:p>110.745.553<text:s/></text:p>
          </table:table-cell>
          <table:table-cell office:value-type="float" office:value="715049793.38" table:style-name="ce14">
            <text:p>715.049.793<text:s/></text:p>
          </table:table-cell>
          <table:table-cell office:value-type="float" office:value="33944.15" table:style-name="ce14">
            <text:p>33.944<text:s/></text:p>
          </table:table-cell>
          <table:table-cell office:value-type="float" office:value="1772600389.1900001" table:style-name="ce14">
            <text:p>1.772.600.389<text:s/></text:p>
          </table:table-cell>
          <table:table-cell office:value-type="float" office:value="269.62" table:style-name="ce14">
            <text:p>270<text:s/></text:p>
          </table:table-cell>
          <table:table-cell office:value-type="float" office:value="3870428631.3000002" table:style-name="ce15">
            <text:p>3.870.428.6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1.74" table:style-name="ce17">
            <text:p>12<text:s/></text:p>
          </table:table-cell>
          <table:table-cell office:value-type="float" office:value="1991.55" table:style-name="ce17">
            <text:p>1.992<text:s/></text:p>
          </table:table-cell>
          <table:table-cell office:value-type="float" office:value="89.75" table:style-name="ce17">
            <text:p>9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14.85" table:style-name="ce17">
            <text:p>3.615<text:s/></text:p>
          </table:table-cell>
          <table:table-cell office:value-type="float" office:value="300.89999999999998" table:style-name="ce17">
            <text:p>301<text:s/></text:p>
          </table:table-cell>
          <table:table-cell office:value-type="float" office:value="868.46" table:style-name="ce17">
            <text:p>868<text:s/></text:p>
          </table:table-cell>
          <table:table-cell office:value-type="float" office:value="1302.0899999999999" table:style-name="ce17">
            <text:p>1.302<text:s/></text:p>
          </table:table-cell>
          <table:table-cell office:value-type="float" office:value="8047.34" table:style-name="ce17">
            <text:p>8.047<text:s/></text:p>
          </table:table-cell>
          <table:table-cell office:value-type="float" office:value="4458.1499999999996" table:style-name="ce17">
            <text:p>4.458<text:s/></text:p>
          </table:table-cell>
          <table:table-cell office:value-type="float" office:value="7996.46" table:style-name="ce17">
            <text:p>7.996<text:s/></text:p>
          </table:table-cell>
          <table:table-cell office:value-type="float" office:value="8939.11" table:style-name="ce17">
            <text:p>8.939<text:s/></text:p>
          </table:table-cell>
          <table:table-cell office:value-type="float" office:value="6868.18" table:style-name="ce17">
            <text:p>6.868<text:s/></text:p>
          </table:table-cell>
          <table:table-cell office:value-type="float" office:value="1237.8499999999999" table:style-name="ce17">
            <text:p>1.238<text:s/></text:p>
          </table:table-cell>
          <table:table-cell office:value-type="float" office:value="-958.93" table:style-name="ce17">
            <text:p>(959)</text:p>
          </table:table-cell>
          <table:table-cell office:value-type="float" office:value="5940.33" table:style-name="ce17">
            <text:p>5.940<text:s/></text:p>
          </table:table-cell>
          <table:table-cell office:value-type="float" office:value="27.52" table:style-name="ce17">
            <text:p>28<text:s/></text:p>
          </table:table-cell>
          <table:table-cell office:value-type="float" office:value="7182.11" table:style-name="ce17">
            <text:p>7.182<text:s/></text:p>
          </table:table-cell>
          <table:table-cell office:value-type="float" office:value="987.18" table:style-name="ce17">
            <text:p>987<text:s/></text:p>
          </table:table-cell>
          <table:table-cell office:value-type="float" office:value="-5.63" table:style-name="ce17">
            <text:p>(6)</text:p>
          </table:table-cell>
          <table:table-cell office:value-type="float" office:value="662.45" table:style-name="ce17">
            <text:p>6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192.13" table:style-name="ce17">
            <text:p>65.192<text:s/></text:p>
          </table:table-cell>
          <table:table-cell office:value-type="float" office:value="4773.1499999999996" table:style-name="ce17">
            <text:p>4.773<text:s/></text:p>
          </table:table-cell>
          <table:table-cell office:value-type="float" office:value="29.98" table:style-name="ce17">
            <text:p>30<text:s/></text:p>
          </table:table-cell>
          <table:table-cell office:value-type="float" office:value="1064956.53" table:style-name="ce17">
            <text:p>1.064.957<text:s/></text:p>
          </table:table-cell>
          <table:table-cell office:value-type="float" office:value="1951.74" table:style-name="ce17">
            <text:p>1.952<text:s/></text:p>
          </table:table-cell>
          <table:table-cell office:value-type="float" office:value="1196464.99" table:style-name="ce18">
            <text:p>1.196.4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20272.1" table:style-name="ce17">
            <text:p>220.272<text:s/></text:p>
          </table:table-cell>
          <table:table-cell office:value-type="float" office:value="5669783.3300000001" table:style-name="ce17">
            <text:p>5.669.783<text:s/></text:p>
          </table:table-cell>
          <table:table-cell office:value-type="float" office:value="11970275.23" table:style-name="ce17">
            <text:p>11.970.275<text:s/></text:p>
          </table:table-cell>
          <table:table-cell office:value-type="float" office:value="201898.71" table:style-name="ce17">
            <text:p>201.899<text:s/></text:p>
          </table:table-cell>
          <table:table-cell office:value-type="float" office:value="119332264.19" table:style-name="ce17">
            <text:p>119.332.264<text:s/></text:p>
          </table:table-cell>
          <table:table-cell office:value-type="float" office:value="45331977.789999999" table:style-name="ce17">
            <text:p>45.331.978<text:s/></text:p>
          </table:table-cell>
          <table:table-cell office:value-type="float" office:value="5267067.41" table:style-name="ce17">
            <text:p>5.267.067<text:s/></text:p>
          </table:table-cell>
          <table:table-cell office:value-type="float" office:value="177483892.88" table:style-name="ce17">
            <text:p>177.483.893<text:s/></text:p>
          </table:table-cell>
          <table:table-cell office:value-type="float" office:value="40871001.18" table:style-name="ce17">
            <text:p>40.871.001<text:s/></text:p>
          </table:table-cell>
          <table:table-cell office:value-type="float" office:value="6208787.96" table:style-name="ce17">
            <text:p>6.208.788<text:s/></text:p>
          </table:table-cell>
          <table:table-cell office:value-type="float" office:value="690596495.76999998" table:style-name="ce17">
            <text:p>690.596.496<text:s/></text:p>
          </table:table-cell>
          <table:table-cell office:value-type="float" office:value="8022292.0099999998" table:style-name="ce17">
            <text:p>8.022.292<text:s/></text:p>
          </table:table-cell>
          <table:table-cell office:value-type="float" office:value="16393737.609999999" table:style-name="ce17">
            <text:p>16.393.738<text:s/></text:p>
          </table:table-cell>
          <table:table-cell office:value-type="float" office:value="9699236.5299999993" table:style-name="ce17">
            <text:p>9.699.237<text:s/></text:p>
          </table:table-cell>
          <table:table-cell office:value-type="float" office:value="7862835.9699999997" table:style-name="ce17">
            <text:p>7.862.836<text:s/></text:p>
          </table:table-cell>
          <table:table-cell office:value-type="float" office:value="130469295.63" table:style-name="ce17">
            <text:p>130.469.296<text:s/></text:p>
          </table:table-cell>
          <table:table-cell office:value-type="float" office:value="3860058.88" table:style-name="ce17">
            <text:p>3.860.059<text:s/></text:p>
          </table:table-cell>
          <table:table-cell office:value-type="float" office:value="376464222.27999997" table:style-name="ce17">
            <text:p>376.464.222<text:s/></text:p>
          </table:table-cell>
          <table:table-cell office:value-type="float" office:value="288615495.69999999" table:style-name="ce17">
            <text:p>288.615.496<text:s/></text:p>
          </table:table-cell>
          <table:table-cell office:value-type="float" office:value="4889583.04" table:style-name="ce17">
            <text:p>4.889.583<text:s/></text:p>
          </table:table-cell>
          <table:table-cell office:value-type="float" office:value="4910433.0999999996" table:style-name="ce17">
            <text:p>4.910.433<text:s/></text:p>
          </table:table-cell>
          <table:table-cell office:value-type="float" office:value="38085.51" table:style-name="ce17">
            <text:p>38.086<text:s/></text:p>
          </table:table-cell>
          <table:table-cell office:value-type="float" office:value="382463291.31" table:style-name="ce17">
            <text:p>382.463.291<text:s/></text:p>
          </table:table-cell>
          <table:table-cell office:value-type="float" office:value="535789340.99000001" table:style-name="ce17">
            <text:p>535.789.341<text:s/></text:p>
          </table:table-cell>
          <table:table-cell office:value-type="float" office:value="7157028.1200000001" table:style-name="ce17">
            <text:p>7.157.028<text:s/></text:p>
          </table:table-cell>
          <table:table-cell office:value-type="float" office:value="1965213443.8800001" table:style-name="ce17">
            <text:p>1.965.213.444<text:s/></text:p>
          </table:table-cell>
          <table:table-cell office:value-type="float" office:value="2889962.21" table:style-name="ce17">
            <text:p>2.889.962<text:s/></text:p>
          </table:table-cell>
          <table:table-cell office:value-type="float" office:value="4847892059.3199997" table:style-name="ce18">
            <text:p>4.847.892.0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3256.96" table:style-name="ce17">
            <text:p>3.2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16.05" table:style-name="ce17">
            <text:p>1.0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981.56" table:style-name="ce17">
            <text:p>44.98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3106051.61000001" table:style-name="ce17">
            <text:p>393.106.052<text:s/></text:p>
          </table:table-cell>
          <table:table-cell office:value-type="float" office:value="2979.39" table:style-name="ce17">
            <text:p>2.9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1218974.1299999999" table:style-name="ce17">
            <text:p>1.218.9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3953042.7" table:style-name="ce17">
            <text:p>103.953.043<text:s/></text:p>
          </table:table-cell>
          <table:table-cell office:value-type="float" office:value="2103.67" table:style-name="ce17">
            <text:p>2.104<text:s/></text:p>
          </table:table-cell>
          <table:table-cell office:value-type="float" office:value="846628.21" table:style-name="ce17">
            <text:p>846.628<text:s/></text:p>
          </table:table-cell>
          <table:table-cell office:value-type="float" office:value="595204.6" table:style-name="ce17">
            <text:p>595.2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9774298.99000001" table:style-name="ce18">
            <text:p>499.774.2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4211.93" table:style-name="ce17">
            <text:p>164.212<text:s/></text:p>
          </table:table-cell>
          <table:table-cell office:value-type="float" office:value="838362.4" table:style-name="ce17">
            <text:p>838.362<text:s/></text:p>
          </table:table-cell>
          <table:table-cell office:value-type="float" office:value="1233692.3400000001" table:style-name="ce17">
            <text:p>1.233.692<text:s/></text:p>
          </table:table-cell>
          <table:table-cell office:value-type="float" office:value="77469.83" table:style-name="ce17">
            <text:p>77.470<text:s/></text:p>
          </table:table-cell>
          <table:table-cell office:value-type="float" office:value="12918621.92" table:style-name="ce17">
            <text:p>12.918.622<text:s/></text:p>
          </table:table-cell>
          <table:table-cell office:value-type="float" office:value="13144793.710000001" table:style-name="ce17">
            <text:p>13.144.794<text:s/></text:p>
          </table:table-cell>
          <table:table-cell office:value-type="float" office:value="2200340.5699999998" table:style-name="ce17">
            <text:p>2.200.341<text:s/></text:p>
          </table:table-cell>
          <table:table-cell office:value-type="float" office:value="1308536.8" table:style-name="ce17">
            <text:p>1.308.537<text:s/></text:p>
          </table:table-cell>
          <table:table-cell office:value-type="float" office:value="10490960.91" table:style-name="ce17">
            <text:p>10.490.961<text:s/></text:p>
          </table:table-cell>
          <table:table-cell office:value-type="float" office:value="4512046.45" table:style-name="ce17">
            <text:p>4.512.046<text:s/></text:p>
          </table:table-cell>
          <table:table-cell office:value-type="float" office:value="44687237.310000002" table:style-name="ce17">
            <text:p>44.687.237<text:s/></text:p>
          </table:table-cell>
          <table:table-cell office:value-type="float" office:value="1340580.07" table:style-name="ce17">
            <text:p>1.340.580<text:s/></text:p>
          </table:table-cell>
          <table:table-cell office:value-type="float" office:value="8702437.4199999999" table:style-name="ce17">
            <text:p>8.702.437<text:s/></text:p>
          </table:table-cell>
          <table:table-cell office:value-type="float" office:value="586039.94999999995" table:style-name="ce17">
            <text:p>586.040<text:s/></text:p>
          </table:table-cell>
          <table:table-cell office:value-type="float" office:value="2796651.93" table:style-name="ce17">
            <text:p>2.796.652<text:s/></text:p>
          </table:table-cell>
          <table:table-cell office:value-type="float" office:value="31425850.899999999" table:style-name="ce17">
            <text:p>31.425.851<text:s/></text:p>
          </table:table-cell>
          <table:table-cell office:value-type="float" office:value="2203111.64" table:style-name="ce17">
            <text:p>2.203.112<text:s/></text:p>
          </table:table-cell>
          <table:table-cell office:value-type="float" office:value="6744412.2300000004" table:style-name="ce17">
            <text:p>6.744.412<text:s/></text:p>
          </table:table-cell>
          <table:table-cell office:value-type="float" office:value="19336970.789999999" table:style-name="ce17">
            <text:p>19.336.971<text:s/></text:p>
          </table:table-cell>
          <table:table-cell office:value-type="float" office:value="1346637.01" table:style-name="ce17">
            <text:p>1.346.637<text:s/></text:p>
          </table:table-cell>
          <table:table-cell office:value-type="float" office:value="128493.96" table:style-name="ce17">
            <text:p>128.4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862004.859999999" table:style-name="ce17">
            <text:p>13.862.005<text:s/></text:p>
          </table:table-cell>
          <table:table-cell office:value-type="float" office:value="7584478.1600000001" table:style-name="ce17">
            <text:p>7.584.478<text:s/></text:p>
          </table:table-cell>
          <table:table-cell office:value-type="float" office:value="1193375.1499999999" table:style-name="ce17">
            <text:p>1.193.375<text:s/></text:p>
          </table:table-cell>
          <table:table-cell office:value-type="float" office:value="50631760.159999996" table:style-name="ce17">
            <text:p>50.631.760<text:s/></text:p>
          </table:table-cell>
          <table:table-cell office:value-type="float" office:value="260435.27" table:style-name="ce17">
            <text:p>260.435<text:s/></text:p>
          </table:table-cell>
          <table:table-cell office:value-type="float" office:value="239719513.67000002" table:style-name="ce18">
            <text:p>239.719.5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4574.15" table:style-name="ce17">
            <text:p>24.574<text:s/></text:p>
          </table:table-cell>
          <table:table-cell office:value-type="float" office:value="6773.36" table:style-name="ce17">
            <text:p>6.773<text:s/></text:p>
          </table:table-cell>
          <table:table-cell office:value-type="float" office:value="10537" table:style-name="ce17">
            <text:p>10.53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23.27" table:style-name="ce17">
            <text:p>14.523<text:s/></text:p>
          </table:table-cell>
          <table:table-cell office:value-type="float" office:value="6613.78" table:style-name="ce17">
            <text:p>6.614<text:s/></text:p>
          </table:table-cell>
          <table:table-cell office:value-type="float" office:value="13523764.01" table:style-name="ce17">
            <text:p>13.523.764<text:s/></text:p>
          </table:table-cell>
          <table:table-cell office:value-type="float" office:value="2207803.5099999998" table:style-name="ce17">
            <text:p>2.207.8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399567.619999997" table:style-name="ce17">
            <text:p>39.399.568<text:s/></text:p>
          </table:table-cell>
          <table:table-cell office:value-type="float" office:value="6042.89" table:style-name="ce17">
            <text:p>6.0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80.27" table:style-name="ce17">
            <text:p>20.480<text:s/></text:p>
          </table:table-cell>
          <table:table-cell office:value-type="float" office:value="27976.26" table:style-name="ce17">
            <text:p>27.976<text:s/></text:p>
          </table:table-cell>
          <table:table-cell office:value-type="float" office:value="5446342.8499999996" table:style-name="ce17">
            <text:p>5.446.343<text:s/></text:p>
          </table:table-cell>
          <table:table-cell office:value-type="float" office:value="5153.13" table:style-name="ce17">
            <text:p>5.153<text:s/></text:p>
          </table:table-cell>
          <table:table-cell office:value-type="float" office:value="65471788.439999998" table:style-name="ce17">
            <text:p>65.471.788<text:s/></text:p>
          </table:table-cell>
          <table:table-cell office:value-type="float" office:value="45741690.740000002" table:style-name="ce17">
            <text:p>45.741.691<text:s/></text:p>
          </table:table-cell>
          <table:table-cell office:value-type="float" office:value="29559.05" table:style-name="ce17">
            <text:p>29.559<text:s/></text:p>
          </table:table-cell>
          <table:table-cell office:value-type="float" office:value="984.83" table:style-name="ce17">
            <text:p>985<text:s/></text:p>
          </table:table-cell>
          <table:table-cell office:value-type="float" office:value="360" table:style-name="ce17">
            <text:p>360<text:s/></text:p>
          </table:table-cell>
          <table:table-cell office:value-type="float" office:value="31225.96" table:style-name="ce17">
            <text:p>31.226<text:s/></text:p>
          </table:table-cell>
          <table:table-cell office:value-type="float" office:value="24928645.539999999" table:style-name="ce17">
            <text:p>24.928.646<text:s/></text:p>
          </table:table-cell>
          <table:table-cell office:value-type="float" office:value="7353.8" table:style-name="ce17">
            <text:p>7.354<text:s/></text:p>
          </table:table-cell>
          <table:table-cell office:value-type="float" office:value="197541794.27000001" table:style-name="ce17">
            <text:p>197.541.79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4453554.73000002" table:style-name="ce18">
            <text:p>394.453.5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1588.48" table:style-name="ce17">
            <text:p>1.588<text:s/></text:p>
          </table:table-cell>
          <table:table-cell office:value-type="float" office:value="8434699.3399999999" table:style-name="ce17">
            <text:p>8.434.6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407318.240000002" table:style-name="ce17">
            <text:p>49.407.318<text:s/></text:p>
          </table:table-cell>
          <table:table-cell office:value-type="float" office:value="19169767.359999999" table:style-name="ce17">
            <text:p>19.169.767<text:s/></text:p>
          </table:table-cell>
          <table:table-cell office:value-type="float" office:value="618683.75" table:style-name="ce17">
            <text:p>618.684<text:s/></text:p>
          </table:table-cell>
          <table:table-cell office:value-type="float" office:value="113558692.56999999" table:style-name="ce17">
            <text:p>113.558.693<text:s/></text:p>
          </table:table-cell>
          <table:table-cell office:value-type="float" office:value="2990737.58" table:style-name="ce17">
            <text:p>2.990.738<text:s/></text:p>
          </table:table-cell>
          <table:table-cell office:value-type="float" office:value="590727.91" table:style-name="ce17">
            <text:p>590.728<text:s/></text:p>
          </table:table-cell>
          <table:table-cell office:value-type="float" office:value="55726726.799999997" table:style-name="ce17">
            <text:p>55.726.727<text:s/></text:p>
          </table:table-cell>
          <table:table-cell office:value-type="float" office:value="1835605.03" table:style-name="ce17">
            <text:p>1.835.605<text:s/></text:p>
          </table:table-cell>
          <table:table-cell office:value-type="float" office:value="2799102.07" table:style-name="ce17">
            <text:p>2.799.102<text:s/></text:p>
          </table:table-cell>
          <table:table-cell office:value-type="float" office:value="3335868.53" table:style-name="ce17">
            <text:p>3.335.869<text:s/></text:p>
          </table:table-cell>
          <table:table-cell office:value-type="float" office:value="698531.26" table:style-name="ce17">
            <text:p>698.531<text:s/></text:p>
          </table:table-cell>
          <table:table-cell office:value-type="float" office:value="52304383.68" table:style-name="ce17">
            <text:p>52.304.384<text:s/></text:p>
          </table:table-cell>
          <table:table-cell office:value-type="float" office:value="3057.39" table:style-name="ce17">
            <text:p>3.057<text:s/></text:p>
          </table:table-cell>
          <table:table-cell office:value-type="float" office:value="157869537.22" table:style-name="ce17">
            <text:p>157.869.537<text:s/></text:p>
          </table:table-cell>
          <table:table-cell office:value-type="float" office:value="111079850.93000001" table:style-name="ce17">
            <text:p>111.079.851<text:s/></text:p>
          </table:table-cell>
          <table:table-cell office:value-type="float" office:value="315996.58" table:style-name="ce17">
            <text:p>315.9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760.71" table:style-name="ce17">
            <text:p>14.761<text:s/></text:p>
          </table:table-cell>
          <table:table-cell office:value-type="float" office:value="122282636.02" table:style-name="ce17">
            <text:p>122.282.636<text:s/></text:p>
          </table:table-cell>
          <table:table-cell office:value-type="float" office:value="327362227.17000002" table:style-name="ce17">
            <text:p>327.362.227<text:s/></text:p>
          </table:table-cell>
          <table:table-cell office:value-type="float" office:value="78492.13" table:style-name="ce17">
            <text:p>78.492<text:s/></text:p>
          </table:table-cell>
          <table:table-cell office:value-type="float" office:value="650072603.66999996" table:style-name="ce17">
            <text:p>650.072.6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80551594.4200001" table:style-name="ce18">
            <text:p>1.680.551.5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1486.019999999997" table:style-name="ce17">
            <text:p>31.486<text:s/></text:p>
          </table:table-cell>
          <table:table-cell office:value-type="float" office:value="4819802.13" table:style-name="ce17">
            <text:p>4.819.802<text:s/></text:p>
          </table:table-cell>
          <table:table-cell office:value-type="float" office:value="2291346.5499999998" table:style-name="ce17">
            <text:p>2.291.347<text:s/></text:p>
          </table:table-cell>
          <table:table-cell office:value-type="float" office:value="124428.88" table:style-name="ce17">
            <text:p>124.429<text:s/></text:p>
          </table:table-cell>
          <table:table-cell office:value-type="float" office:value="57005307.979999997" table:style-name="ce17">
            <text:p>57.005.308<text:s/></text:p>
          </table:table-cell>
          <table:table-cell office:value-type="float" office:value="13002893.450000001" table:style-name="ce17">
            <text:p>13.002.893<text:s/></text:p>
          </table:table-cell>
          <table:table-cell office:value-type="float" office:value="2441429.31" table:style-name="ce17">
            <text:p>2.441.429<text:s/></text:p>
          </table:table-cell>
          <table:table-cell office:value-type="float" office:value="49092899.499999993" table:style-name="ce17">
            <text:p>49.092.900<text:s/></text:p>
          </table:table-cell>
          <table:table-cell office:value-type="float" office:value="25136517.620000005" table:style-name="ce17">
            <text:p>25.136.518<text:s/></text:p>
          </table:table-cell>
          <table:table-cell office:value-type="float" office:value="1106013.6000000001" table:style-name="ce17">
            <text:p>1.106.014<text:s/></text:p>
          </table:table-cell>
          <table:table-cell office:value-type="float" office:value="157676912.43000001" table:style-name="ce17">
            <text:p>157.676.912<text:s/></text:p>
          </table:table-cell>
          <table:table-cell office:value-type="float" office:value="4837084.63" table:style-name="ce17">
            <text:p>4.837.085<text:s/></text:p>
          </table:table-cell>
          <table:table-cell office:value-type="float" office:value="4892198.12" table:style-name="ce17">
            <text:p>4.892.198<text:s/></text:p>
          </table:table-cell>
          <table:table-cell office:value-type="float" office:value="5756847.7800000003" table:style-name="ce17">
            <text:p>5.756.848<text:s/></text:p>
          </table:table-cell>
          <table:table-cell office:value-type="float" office:value="4339676.5199999996" table:style-name="ce17">
            <text:p>4.339.677<text:s/></text:p>
          </table:table-cell>
          <table:table-cell office:value-type="float" office:value="41292718.200000003" table:style-name="ce17">
            <text:p>41.292.718<text:s/></text:p>
          </table:table-cell>
          <table:table-cell office:value-type="float" office:value="1648736.72" table:style-name="ce17">
            <text:p>1.648.737<text:s/></text:p>
          </table:table-cell>
          <table:table-cell office:value-type="float" office:value="146378424.28" table:style-name="ce17">
            <text:p>146.378.424<text:s/></text:p>
          </table:table-cell>
          <table:table-cell office:value-type="float" office:value="111238009.11" table:style-name="ce17">
            <text:p>111.238.009<text:s/></text:p>
          </table:table-cell>
          <table:table-cell office:value-type="float" office:value="3197390.4" table:style-name="ce17">
            <text:p>3.197.390<text:s/></text:p>
          </table:table-cell>
          <table:table-cell office:value-type="float" office:value="4780954.3100000005" table:style-name="ce17">
            <text:p>4.780.954<text:s/></text:p>
          </table:table-cell>
          <table:table-cell office:value-type="float" office:value="22964.799999999999" table:style-name="ce17">
            <text:p>22.965<text:s/></text:p>
          </table:table-cell>
          <table:table-cell office:value-type="float" office:value="142334381.77000001" table:style-name="ce17">
            <text:p>142.334.382<text:s/></text:p>
          </table:table-cell>
          <table:table-cell office:value-type="float" office:value="175911886.44999999" table:style-name="ce17">
            <text:p>175.911.886<text:s/></text:p>
          </table:table-cell>
          <table:table-cell office:value-type="float" office:value="5031178.83" table:style-name="ce17">
            <text:p>5.031.179<text:s/></text:p>
          </table:table-cell>
          <table:table-cell office:value-type="float" office:value="1066372081.1800001" table:style-name="ce17">
            <text:p>1.066.372.081<text:s/></text:p>
          </table:table-cell>
          <table:table-cell office:value-type="float" office:value="2629526.94" table:style-name="ce17">
            <text:p>2.629.527<text:s/></text:p>
          </table:table-cell>
          <table:table-cell office:value-type="float" office:value="2033393097.5100002" table:style-name="ce18">
            <text:p>2.033.393.0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553742.16" table:style-name="ce17">
            <text:p>21.553.742<text:s/></text:p>
          </table:table-cell>
          <table:table-cell office:value-type="float" office:value="76848994.170000002" table:style-name="ce17">
            <text:p>76.848.994<text:s/></text:p>
          </table:table-cell>
          <table:table-cell office:value-type="float" office:value="267582375.56" table:style-name="ce17">
            <text:p>267.582.376<text:s/></text:p>
          </table:table-cell>
          <table:table-cell office:value-type="float" office:value="16081806.130000001" table:style-name="ce17">
            <text:p>16.081.806<text:s/></text:p>
          </table:table-cell>
          <table:table-cell office:value-type="float" office:value="394197252.17000002" table:style-name="ce17">
            <text:p>394.197.252<text:s/></text:p>
          </table:table-cell>
          <table:table-cell office:value-type="float" office:value="359369695.70999998" table:style-name="ce17">
            <text:p>359.369.696<text:s/></text:p>
          </table:table-cell>
          <table:table-cell office:value-type="float" office:value="4822836342.3900003" table:style-name="ce17">
            <text:p>4.822.836.342<text:s/></text:p>
          </table:table-cell>
          <table:table-cell office:value-type="float" office:value="268136007.93000001" table:style-name="ce17">
            <text:p>268.136.008<text:s/></text:p>
          </table:table-cell>
          <table:table-cell office:value-type="float" office:value="346924416.37" table:style-name="ce17">
            <text:p>346.924.416<text:s/></text:p>
          </table:table-cell>
          <table:table-cell office:value-type="float" office:value="111721513.7" table:style-name="ce17">
            <text:p>111.721.514<text:s/></text:p>
          </table:table-cell>
          <table:table-cell office:value-type="float" office:value="1415894085.1700001" table:style-name="ce17">
            <text:p>1.415.894.085<text:s/></text:p>
          </table:table-cell>
          <table:table-cell office:value-type="float" office:value="137803653.38999999" table:style-name="ce17">
            <text:p>137.803.653<text:s/></text:p>
          </table:table-cell>
          <table:table-cell office:value-type="float" office:value="191834676.34" table:style-name="ce17">
            <text:p>191.834.676<text:s/></text:p>
          </table:table-cell>
          <table:table-cell office:value-type="float" office:value="204569773.47" table:style-name="ce17">
            <text:p>204.569.773<text:s/></text:p>
          </table:table-cell>
          <table:table-cell office:value-type="float" office:value="110746082.98" table:style-name="ce17">
            <text:p>110.746.083<text:s/></text:p>
          </table:table-cell>
          <table:table-cell office:value-type="float" office:value="373828352.72000003" table:style-name="ce17">
            <text:p>373.828.353<text:s/></text:p>
          </table:table-cell>
          <table:table-cell office:value-type="float" office:value="72888082.010000005" table:style-name="ce17">
            <text:p>72.888.082<text:s/></text:p>
          </table:table-cell>
          <table:table-cell office:value-type="float" office:value="1036105718.1799999" table:style-name="ce17">
            <text:p>1.036.105.718<text:s/></text:p>
          </table:table-cell>
          <table:table-cell office:value-type="float" office:value="4529682458.5699997" table:style-name="ce17">
            <text:p>4.529.682.459<text:s/></text:p>
          </table:table-cell>
          <table:table-cell office:value-type="float" office:value="103973505.11" table:style-name="ce17">
            <text:p>103.973.505<text:s/></text:p>
          </table:table-cell>
          <table:table-cell office:value-type="float" office:value="49694187.350000001" table:style-name="ce17">
            <text:p>49.694.187<text:s/></text:p>
          </table:table-cell>
          <table:table-cell office:value-type="float" office:value="20520646.239999998" table:style-name="ce17">
            <text:p>20.520.646<text:s/></text:p>
          </table:table-cell>
          <table:table-cell office:value-type="float" office:value="1195459952.6500001" table:style-name="ce17">
            <text:p>1.195.459.953<text:s/></text:p>
          </table:table-cell>
          <table:table-cell office:value-type="float" office:value="690605998.71000004" table:style-name="ce17">
            <text:p>690.605.999<text:s/></text:p>
          </table:table-cell>
          <table:table-cell office:value-type="float" office:value="73060123.030000001" table:style-name="ce17">
            <text:p>73.060.123<text:s/></text:p>
          </table:table-cell>
          <table:table-cell office:value-type="float" office:value="11410571839.469999" table:style-name="ce17">
            <text:p>11.410.571.839<text:s/></text:p>
          </table:table-cell>
          <table:table-cell office:value-type="float" office:value="38402702.420000002" table:style-name="ce17">
            <text:p>38.402.702<text:s/></text:p>
          </table:table-cell>
          <table:table-cell office:value-type="float" office:value="28340893984.099998" table:style-name="ce18">
            <text:p>28.340.893.9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111147.4000000004" table:style-name="ce17">
            <text:p>6.111.147<text:s/></text:p>
          </table:table-cell>
          <table:table-cell office:value-type="float" office:value="19481976.760000002" table:style-name="ce17">
            <text:p>19.481.977<text:s/></text:p>
          </table:table-cell>
          <table:table-cell office:value-type="float" office:value="22907296" table:style-name="ce17">
            <text:p>22.907.296<text:s/></text:p>
          </table:table-cell>
          <table:table-cell office:value-type="float" office:value="5111725.76" table:style-name="ce17">
            <text:p>5.111.726<text:s/></text:p>
          </table:table-cell>
          <table:table-cell office:value-type="float" office:value="89667384.849999994" table:style-name="ce17">
            <text:p>89.667.385<text:s/></text:p>
          </table:table-cell>
          <table:table-cell office:value-type="float" office:value="45604621.399999999" table:style-name="ce17">
            <text:p>45.604.621<text:s/></text:p>
          </table:table-cell>
          <table:table-cell office:value-type="float" office:value="68587194.909999996" table:style-name="ce17">
            <text:p>68.587.195<text:s/></text:p>
          </table:table-cell>
          <table:table-cell office:value-type="float" office:value="33913962.289999999" table:style-name="ce17">
            <text:p>33.913.962<text:s/></text:p>
          </table:table-cell>
          <table:table-cell office:value-type="float" office:value="63551053.119999997" table:style-name="ce17">
            <text:p>63.551.053<text:s/></text:p>
          </table:table-cell>
          <table:table-cell office:value-type="float" office:value="29511078.02" table:style-name="ce17">
            <text:p>29.511.078<text:s/></text:p>
          </table:table-cell>
          <table:table-cell office:value-type="float" office:value="222278426.77000001" table:style-name="ce17">
            <text:p>222.278.427<text:s/></text:p>
          </table:table-cell>
          <table:table-cell office:value-type="float" office:value="39565505.810000002" table:style-name="ce17">
            <text:p>39.565.506<text:s/></text:p>
          </table:table-cell>
          <table:table-cell office:value-type="float" office:value="36765901.280000001" table:style-name="ce17">
            <text:p>36.765.901<text:s/></text:p>
          </table:table-cell>
          <table:table-cell office:value-type="float" office:value="34065934.420000002" table:style-name="ce17">
            <text:p>34.065.934<text:s/></text:p>
          </table:table-cell>
          <table:table-cell office:value-type="float" office:value="26087481.59" table:style-name="ce17">
            <text:p>26.087.482<text:s/></text:p>
          </table:table-cell>
          <table:table-cell office:value-type="float" office:value="65630806.719999999" table:style-name="ce17">
            <text:p>65.630.807<text:s/></text:p>
          </table:table-cell>
          <table:table-cell office:value-type="float" office:value="19205648.309999999" table:style-name="ce17">
            <text:p>19.205.648<text:s/></text:p>
          </table:table-cell>
          <table:table-cell office:value-type="float" office:value="170918844.09999999" table:style-name="ce17">
            <text:p>170.918.844<text:s/></text:p>
          </table:table-cell>
          <table:table-cell office:value-type="float" office:value="390530089.74000001" table:style-name="ce17">
            <text:p>390.530.090<text:s/></text:p>
          </table:table-cell>
          <table:table-cell office:value-type="float" office:value="26322319.690000001" table:style-name="ce17">
            <text:p>26.322.320<text:s/></text:p>
          </table:table-cell>
          <table:table-cell office:value-type="float" office:value="12600967.6" table:style-name="ce17">
            <text:p>12.600.968<text:s/></text:p>
          </table:table-cell>
          <table:table-cell office:value-type="float" office:value="4347070.79" table:style-name="ce17">
            <text:p>4.347.071<text:s/></text:p>
          </table:table-cell>
          <table:table-cell office:value-type="float" office:value="184976262.24000001" table:style-name="ce17">
            <text:p>184.976.262<text:s/></text:p>
          </table:table-cell>
          <table:table-cell office:value-type="float" office:value="95602456.239999995" table:style-name="ce17">
            <text:p>95.602.456<text:s/></text:p>
          </table:table-cell>
          <table:table-cell office:value-type="float" office:value="20286263.25" table:style-name="ce17">
            <text:p>20.286.263<text:s/></text:p>
          </table:table-cell>
          <table:table-cell office:value-type="float" office:value="1034219745.4299999" table:style-name="ce17">
            <text:p>1.034.219.745<text:s/></text:p>
          </table:table-cell>
          <table:table-cell office:value-type="float" office:value="8913864.0600000005" table:style-name="ce17">
            <text:p>8.913.864<text:s/></text:p>
          </table:table-cell>
          <table:table-cell office:value-type="float" office:value="2776765028.5499997" table:style-name="ce18">
            <text:p>2.776.765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623403.5499999998" table:style-name="ce17">
            <text:p>5.623.404<text:s/></text:p>
          </table:table-cell>
          <table:table-cell office:value-type="float" office:value="20837273.449999999" table:style-name="ce17">
            <text:p>20.837.273<text:s/></text:p>
          </table:table-cell>
          <table:table-cell office:value-type="float" office:value="137494921.75999999" table:style-name="ce17">
            <text:p>137.494.922<text:s/></text:p>
          </table:table-cell>
          <table:table-cell office:value-type="float" office:value="5358342.16" table:style-name="ce17">
            <text:p>5.358.342<text:s/></text:p>
          </table:table-cell>
          <table:table-cell office:value-type="float" office:value="134178728.26000001" table:style-name="ce17">
            <text:p>134.178.728<text:s/></text:p>
          </table:table-cell>
          <table:table-cell office:value-type="float" office:value="132625423.53" table:style-name="ce17">
            <text:p>132.625.424<text:s/></text:p>
          </table:table-cell>
          <table:table-cell office:value-type="float" office:value="756851548.04000008" table:style-name="ce17">
            <text:p>756.851.548<text:s/></text:p>
          </table:table-cell>
          <table:table-cell office:value-type="float" office:value="109124564.56" table:style-name="ce17">
            <text:p>109.124.565<text:s/></text:p>
          </table:table-cell>
          <table:table-cell office:value-type="float" office:value="152542976.36000001" table:style-name="ce17">
            <text:p>152.542.976<text:s/></text:p>
          </table:table-cell>
          <table:table-cell office:value-type="float" office:value="41538142.549999997" table:style-name="ce17">
            <text:p>41.538.143<text:s/></text:p>
          </table:table-cell>
          <table:table-cell office:value-type="float" office:value="548148582.17999995" table:style-name="ce17">
            <text:p>548.148.582<text:s/></text:p>
          </table:table-cell>
          <table:table-cell office:value-type="float" office:value="45289911.07" table:style-name="ce17">
            <text:p>45.289.911<text:s/></text:p>
          </table:table-cell>
          <table:table-cell office:value-type="float" office:value="68254220.719999999" table:style-name="ce17">
            <text:p>68.254.221<text:s/></text:p>
          </table:table-cell>
          <table:table-cell office:value-type="float" office:value="87451140.129999995" table:style-name="ce17">
            <text:p>87.451.140<text:s/></text:p>
          </table:table-cell>
          <table:table-cell office:value-type="float" office:value="27321441.039999999" table:style-name="ce17">
            <text:p>27.321.441<text:s/></text:p>
          </table:table-cell>
          <table:table-cell office:value-type="float" office:value="151827062.49000001" table:style-name="ce17">
            <text:p>151.827.062<text:s/></text:p>
          </table:table-cell>
          <table:table-cell office:value-type="float" office:value="25016487.210000001" table:style-name="ce17">
            <text:p>25.016.487<text:s/></text:p>
          </table:table-cell>
          <table:table-cell office:value-type="float" office:value="430160343" table:style-name="ce17">
            <text:p>430.160.343<text:s/></text:p>
          </table:table-cell>
          <table:table-cell office:value-type="float" office:value="1698607960.21" table:style-name="ce17">
            <text:p>1.698.607.960<text:s/></text:p>
          </table:table-cell>
          <table:table-cell office:value-type="float" office:value="27798658.100000001" table:style-name="ce17">
            <text:p>27.798.658<text:s/></text:p>
          </table:table-cell>
          <table:table-cell office:value-type="float" office:value="14449730.109999999" table:style-name="ce17">
            <text:p>14.449.730<text:s/></text:p>
          </table:table-cell>
          <table:table-cell office:value-type="float" office:value="6454280.3799999999" table:style-name="ce17">
            <text:p>6.454.280<text:s/></text:p>
          </table:table-cell>
          <table:table-cell office:value-type="float" office:value="491509695.50999999" table:style-name="ce17">
            <text:p>491.509.696<text:s/></text:p>
          </table:table-cell>
          <table:table-cell office:value-type="float" office:value="317181291.02999997" table:style-name="ce17">
            <text:p>317.181.291<text:s/></text:p>
          </table:table-cell>
          <table:table-cell office:value-type="float" office:value="22080255.41" table:style-name="ce17">
            <text:p>22.080.255<text:s/></text:p>
          </table:table-cell>
          <table:table-cell office:value-type="float" office:value="3868287316.4200001" table:style-name="ce17">
            <text:p>3.868.287.316<text:s/></text:p>
          </table:table-cell>
          <table:table-cell office:value-type="float" office:value="14475404.34" table:style-name="ce17">
            <text:p>14.475.404<text:s/></text:p>
          </table:table-cell>
          <table:table-cell office:value-type="float" office:value="9340489103.5699997" table:style-name="ce18">
            <text:p>9.340.489.1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6877.97" table:style-name="ce17">
            <text:p>6.878<text:s/></text:p>
          </table:table-cell>
          <table:table-cell office:value-type="float" office:value="11790.89" table:style-name="ce17">
            <text:p>11.791<text:s/></text:p>
          </table:table-cell>
          <table:table-cell office:value-type="float" office:value="255769.39" table:style-name="ce17">
            <text:p>255.7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8591.56" table:style-name="ce17">
            <text:p>138.592<text:s/></text:p>
          </table:table-cell>
          <table:table-cell office:value-type="float" office:value="22871225.579999998" table:style-name="ce17">
            <text:p>22.871.226<text:s/></text:p>
          </table:table-cell>
          <table:table-cell office:value-type="float" office:value="447350505.86000001" table:style-name="ce17">
            <text:p>447.350.506<text:s/></text:p>
          </table:table-cell>
          <table:table-cell office:value-type="float" office:value="8973231.5" table:style-name="ce17">
            <text:p>8.973.232<text:s/></text:p>
          </table:table-cell>
          <table:table-cell office:value-type="float" office:value="734105.28" table:style-name="ce17">
            <text:p>734.105<text:s/></text:p>
          </table:table-cell>
          <table:table-cell office:value-type="float" office:value="897.46" table:style-name="ce17">
            <text:p>897<text:s/></text:p>
          </table:table-cell>
          <table:table-cell office:value-type="float" office:value="12353605.199999999" table:style-name="ce17">
            <text:p>12.353.605<text:s/></text:p>
          </table:table-cell>
          <table:table-cell office:value-type="float" office:value="198036.46" table:style-name="ce17">
            <text:p>198.036<text:s/></text:p>
          </table:table-cell>
          <table:table-cell office:value-type="float" office:value="450706.42" table:style-name="ce17">
            <text:p>450.706<text:s/></text:p>
          </table:table-cell>
          <table:table-cell office:value-type="float" office:value="19807845.82" table:style-name="ce17">
            <text:p>19.807.846<text:s/></text:p>
          </table:table-cell>
          <table:table-cell office:value-type="float" office:value="24297.03" table:style-name="ce17">
            <text:p>24.297<text:s/></text:p>
          </table:table-cell>
          <table:table-cell office:value-type="float" office:value="7259674.7599999998" table:style-name="ce17">
            <text:p>7.259.675<text:s/></text:p>
          </table:table-cell>
          <table:table-cell office:value-type="float" office:value="40.76" table:style-name="ce17">
            <text:p>41<text:s/></text:p>
          </table:table-cell>
          <table:table-cell office:value-type="float" office:value="19531505.059999999" table:style-name="ce17">
            <text:p>19.531.505<text:s/></text:p>
          </table:table-cell>
          <table:table-cell office:value-type="float" office:value="157222694.28" table:style-name="ce17">
            <text:p>157.222.694<text:s/></text:p>
          </table:table-cell>
          <table:table-cell office:value-type="float" office:value="6819.84" table:style-name="ce17">
            <text:p>6.820<text:s/></text:p>
          </table:table-cell>
          <table:table-cell office:value-type="float" office:value="232573.51" table:style-name="ce17">
            <text:p>232.574<text:s/></text:p>
          </table:table-cell>
          <table:table-cell office:value-type="float" office:value="1053.21" table:style-name="ce17">
            <text:p>1.053<text:s/></text:p>
          </table:table-cell>
          <table:table-cell office:value-type="float" office:value="22950542.07" table:style-name="ce17">
            <text:p>22.950.542<text:s/></text:p>
          </table:table-cell>
          <table:table-cell office:value-type="float" office:value="1841248.09" table:style-name="ce17">
            <text:p>1.841.248<text:s/></text:p>
          </table:table-cell>
          <table:table-cell office:value-type="float" office:value="2720572.61" table:style-name="ce17">
            <text:p>2.720.573<text:s/></text:p>
          </table:table-cell>
          <table:table-cell office:value-type="float" office:value="780850504.48000002" table:style-name="ce17">
            <text:p>780.850.504<text:s/></text:p>
          </table:table-cell>
          <table:table-cell office:value-type="float" office:value="36034.9" table:style-name="ce17">
            <text:p>36.035<text:s/></text:p>
          </table:table-cell>
          <table:table-cell office:value-type="float" office:value="1505830749.9900002" table:style-name="ce18">
            <text:p>1.505.830.7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616525.5800000001" table:style-name="ce17">
            <text:p>5.616.526<text:s/></text:p>
          </table:table-cell>
          <table:table-cell office:value-type="float" office:value="20825482.560000002" table:style-name="ce17">
            <text:p>20.825.483<text:s/></text:p>
          </table:table-cell>
          <table:table-cell office:value-type="float" office:value="137239152.37" table:style-name="ce17">
            <text:p>137.239.152<text:s/></text:p>
          </table:table-cell>
          <table:table-cell office:value-type="float" office:value="5358342.16" table:style-name="ce17">
            <text:p>5.358.342<text:s/></text:p>
          </table:table-cell>
          <table:table-cell office:value-type="float" office:value="134040136.7" table:style-name="ce17">
            <text:p>134.040.137<text:s/></text:p>
          </table:table-cell>
          <table:table-cell office:value-type="float" office:value="109754197.95" table:style-name="ce17">
            <text:p>109.754.198<text:s/></text:p>
          </table:table-cell>
          <table:table-cell office:value-type="float" office:value="309501042.18000007" table:style-name="ce17">
            <text:p>309.501.042<text:s/></text:p>
          </table:table-cell>
          <table:table-cell office:value-type="float" office:value="100151333.06" table:style-name="ce17">
            <text:p>100.151.333<text:s/></text:p>
          </table:table-cell>
          <table:table-cell office:value-type="float" office:value="151808871.08000001" table:style-name="ce17">
            <text:p>151.808.871<text:s/></text:p>
          </table:table-cell>
          <table:table-cell office:value-type="float" office:value="41537245.090000004" table:style-name="ce17">
            <text:p>41.537.245<text:s/></text:p>
          </table:table-cell>
          <table:table-cell office:value-type="float" office:value="535794976.98000002" table:style-name="ce17">
            <text:p>535.794.977<text:s/></text:p>
          </table:table-cell>
          <table:table-cell office:value-type="float" office:value="45091874.609999999" table:style-name="ce17">
            <text:p>45.091.875<text:s/></text:p>
          </table:table-cell>
          <table:table-cell office:value-type="float" office:value="67803514.299999997" table:style-name="ce17">
            <text:p>67.803.514<text:s/></text:p>
          </table:table-cell>
          <table:table-cell office:value-type="float" office:value="67643294.310000002" table:style-name="ce17">
            <text:p>67.643.294<text:s/></text:p>
          </table:table-cell>
          <table:table-cell office:value-type="float" office:value="27297144.010000002" table:style-name="ce17">
            <text:p>27.297.144<text:s/></text:p>
          </table:table-cell>
          <table:table-cell office:value-type="float" office:value="144567387.72999999" table:style-name="ce17">
            <text:p>144.567.388<text:s/></text:p>
          </table:table-cell>
          <table:table-cell office:value-type="float" office:value="25016446.449999999" table:style-name="ce17">
            <text:p>25.016.446<text:s/></text:p>
          </table:table-cell>
          <table:table-cell office:value-type="float" office:value="410628837.94" table:style-name="ce17">
            <text:p>410.628.838<text:s/></text:p>
          </table:table-cell>
          <table:table-cell office:value-type="float" office:value="1541385265.9299998" table:style-name="ce17">
            <text:p>1.541.385.266<text:s/></text:p>
          </table:table-cell>
          <table:table-cell office:value-type="float" office:value="27791838.260000005" table:style-name="ce17">
            <text:p>27.791.838<text:s/></text:p>
          </table:table-cell>
          <table:table-cell office:value-type="float" office:value="14217156.599999998" table:style-name="ce17">
            <text:p>14.217.157<text:s/></text:p>
          </table:table-cell>
          <table:table-cell office:value-type="float" office:value="6453227.1699999999" table:style-name="ce17">
            <text:p>6.453.227<text:s/></text:p>
          </table:table-cell>
          <table:table-cell office:value-type="float" office:value="468559153.44" table:style-name="ce17">
            <text:p>468.559.153<text:s/></text:p>
          </table:table-cell>
          <table:table-cell office:value-type="float" office:value="315340042.94" table:style-name="ce17">
            <text:p>315.340.043<text:s/></text:p>
          </table:table-cell>
          <table:table-cell office:value-type="float" office:value="19359682.800000001" table:style-name="ce17">
            <text:p>19.359.683<text:s/></text:p>
          </table:table-cell>
          <table:table-cell office:value-type="float" office:value="3087436811.9400001" table:style-name="ce17">
            <text:p>3.087.436.812<text:s/></text:p>
          </table:table-cell>
          <table:table-cell office:value-type="float" office:value="14439369.439999999" table:style-name="ce17">
            <text:p>14.439.369<text:s/></text:p>
          </table:table-cell>
          <table:table-cell office:value-type="float" office:value="7834658353.579999" table:style-name="ce18">
            <text:p>7.834.658.3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819191.2100000009" table:style-name="ce17">
            <text:p>9.819.191<text:s/></text:p>
          </table:table-cell>
          <table:table-cell office:value-type="float" office:value="36529743.960000001" table:style-name="ce17">
            <text:p>36.529.744<text:s/></text:p>
          </table:table-cell>
          <table:table-cell office:value-type="float" office:value="107180157.8" table:style-name="ce17">
            <text:p>107.180.158<text:s/></text:p>
          </table:table-cell>
          <table:table-cell office:value-type="float" office:value="5611738.21" table:style-name="ce17">
            <text:p>5.611.738<text:s/></text:p>
          </table:table-cell>
          <table:table-cell office:value-type="float" office:value="170351139.06" table:style-name="ce17">
            <text:p>170.351.139<text:s/></text:p>
          </table:table-cell>
          <table:table-cell office:value-type="float" office:value="181139650.78" table:style-name="ce17">
            <text:p>181.139.651<text:s/></text:p>
          </table:table-cell>
          <table:table-cell office:value-type="float" office:value="3997397599.4400001" table:style-name="ce17">
            <text:p>3.997.397.599<text:s/></text:p>
          </table:table-cell>
          <table:table-cell office:value-type="float" office:value="125097481.08" table:style-name="ce17">
            <text:p>125.097.481<text:s/></text:p>
          </table:table-cell>
          <table:table-cell office:value-type="float" office:value="130830386.89" table:style-name="ce17">
            <text:p>130.830.387<text:s/></text:p>
          </table:table-cell>
          <table:table-cell office:value-type="float" office:value="40672293.130000003" table:style-name="ce17">
            <text:p>40.672.293<text:s/></text:p>
          </table:table-cell>
          <table:table-cell office:value-type="float" office:value="645467076.22000003" table:style-name="ce17">
            <text:p>645.467.076<text:s/></text:p>
          </table:table-cell>
          <table:table-cell office:value-type="float" office:value="52948236.509999998" table:style-name="ce17">
            <text:p>52.948.237<text:s/></text:p>
          </table:table-cell>
          <table:table-cell office:value-type="float" office:value="86814554.340000004" table:style-name="ce17">
            <text:p>86.814.554<text:s/></text:p>
          </table:table-cell>
          <table:table-cell office:value-type="float" office:value="83052698.920000002" table:style-name="ce17">
            <text:p>83.052.699<text:s/></text:p>
          </table:table-cell>
          <table:table-cell office:value-type="float" office:value="57337160.350000001" table:style-name="ce17">
            <text:p>57.337.160<text:s/></text:p>
          </table:table-cell>
          <table:table-cell office:value-type="float" office:value="156370483.50999999" table:style-name="ce17">
            <text:p>156.370.484<text:s/></text:p>
          </table:table-cell>
          <table:table-cell office:value-type="float" office:value="28665946.489999998" table:style-name="ce17">
            <text:p>28.665.946<text:s/></text:p>
          </table:table-cell>
          <table:table-cell office:value-type="float" office:value="435026531.07999998" table:style-name="ce17">
            <text:p>435.026.531<text:s/></text:p>
          </table:table-cell>
          <table:table-cell office:value-type="float" office:value="2440544408.6199999" table:style-name="ce17">
            <text:p>2.440.544.409<text:s/></text:p>
          </table:table-cell>
          <table:table-cell office:value-type="float" office:value="49852527.32" table:style-name="ce17">
            <text:p>49.852.527<text:s/></text:p>
          </table:table-cell>
          <table:table-cell office:value-type="float" office:value="22643489.640000001" table:style-name="ce17">
            <text:p>22.643.490<text:s/></text:p>
          </table:table-cell>
          <table:table-cell office:value-type="float" office:value="9719295.0700000003" table:style-name="ce17">
            <text:p>9.719.295<text:s/></text:p>
          </table:table-cell>
          <table:table-cell office:value-type="float" office:value="518973994.89999998" table:style-name="ce17">
            <text:p>518.973.995<text:s/></text:p>
          </table:table-cell>
          <table:table-cell office:value-type="float" office:value="277822251.44" table:style-name="ce17">
            <text:p>277.822.251<text:s/></text:p>
          </table:table-cell>
          <table:table-cell office:value-type="float" office:value="30693604.370000001" table:style-name="ce17">
            <text:p>30.693.604<text:s/></text:p>
          </table:table-cell>
          <table:table-cell office:value-type="float" office:value="6508064777.6199999" table:style-name="ce17">
            <text:p>6.508.064.778<text:s/></text:p>
          </table:table-cell>
          <table:table-cell office:value-type="float" office:value="15013434.02" table:style-name="ce17">
            <text:p>15.013.434<text:s/></text:p>
          </table:table-cell>
          <table:table-cell office:value-type="float" office:value="16223639851.980003" table:style-name="ce18">
            <text:p>16.223.639.8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283401.1799999997" table:style-name="ce17">
            <text:p>8.283.401<text:s/></text:p>
          </table:table-cell>
          <table:table-cell office:value-type="float" office:value="30635208.5" table:style-name="ce17">
            <text:p>30.635.209<text:s/></text:p>
          </table:table-cell>
          <table:table-cell office:value-type="float" office:value="71019991.069999993" table:style-name="ce17">
            <text:p>71.019.991<text:s/></text:p>
          </table:table-cell>
          <table:table-cell office:value-type="float" office:value="5097918.05" table:style-name="ce17">
            <text:p>5.097.918<text:s/></text:p>
          </table:table-cell>
          <table:table-cell office:value-type="float" office:value="136710617.97" table:style-name="ce17">
            <text:p>136.710.618<text:s/></text:p>
          </table:table-cell>
          <table:table-cell office:value-type="float" office:value="132755333.31999999" table:style-name="ce17">
            <text:p>132.755.333<text:s/></text:p>
          </table:table-cell>
          <table:table-cell office:value-type="float" office:value="3282906920.6399999" table:style-name="ce17">
            <text:p>3.282.906.921<text:s/></text:p>
          </table:table-cell>
          <table:table-cell office:value-type="float" office:value="86108284.950000003" table:style-name="ce17">
            <text:p>86.108.285<text:s/></text:p>
          </table:table-cell>
          <table:table-cell office:value-type="float" office:value="106509025.69" table:style-name="ce17">
            <text:p>106.509.026<text:s/></text:p>
          </table:table-cell>
          <table:table-cell office:value-type="float" office:value="36235269.460000001" table:style-name="ce17">
            <text:p>36.235.269<text:s/></text:p>
          </table:table-cell>
          <table:table-cell office:value-type="float" office:value="437425127.25" table:style-name="ce17">
            <text:p>437.425.127<text:s/></text:p>
          </table:table-cell>
          <table:table-cell office:value-type="float" office:value="42263656.740000002" table:style-name="ce17">
            <text:p>42.263.657<text:s/></text:p>
          </table:table-cell>
          <table:table-cell office:value-type="float" office:value="63898613.630000003" table:style-name="ce17">
            <text:p>63.898.614<text:s/></text:p>
          </table:table-cell>
          <table:table-cell office:value-type="float" office:value="71398499.650000006" table:style-name="ce17">
            <text:p>71.398.500<text:s/></text:p>
          </table:table-cell>
          <table:table-cell office:value-type="float" office:value="53152182.020000003" table:style-name="ce17">
            <text:p>53.152.182<text:s/></text:p>
          </table:table-cell>
          <table:table-cell office:value-type="float" office:value="131393135.12" table:style-name="ce17">
            <text:p>131.393.135<text:s/></text:p>
          </table:table-cell>
          <table:table-cell office:value-type="float" office:value="24474788.120000001" table:style-name="ce17">
            <text:p>24.474.788<text:s/></text:p>
          </table:table-cell>
          <table:table-cell office:value-type="float" office:value="319225996.31999999" table:style-name="ce17">
            <text:p>319.225.996<text:s/></text:p>
          </table:table-cell>
          <table:table-cell office:value-type="float" office:value="1166444020.0999999" table:style-name="ce17">
            <text:p>1.166.444.020<text:s/></text:p>
          </table:table-cell>
          <table:table-cell office:value-type="float" office:value="44748386.979999997" table:style-name="ce17">
            <text:p>44.748.387<text:s/></text:p>
          </table:table-cell>
          <table:table-cell office:value-type="float" office:value="19313568.120000001" table:style-name="ce17">
            <text:p>19.313.568<text:s/></text:p>
          </table:table-cell>
          <table:table-cell office:value-type="float" office:value="9025034.0999999996" table:style-name="ce17">
            <text:p>9.025.034<text:s/></text:p>
          </table:table-cell>
          <table:table-cell office:value-type="float" office:value="377423696.61000001" table:style-name="ce17">
            <text:p>377.423.697<text:s/></text:p>
          </table:table-cell>
          <table:table-cell office:value-type="float" office:value="206856709.97999999" table:style-name="ce17">
            <text:p>206.856.710<text:s/></text:p>
          </table:table-cell>
          <table:table-cell office:value-type="float" office:value="26247224.149999999" table:style-name="ce17">
            <text:p>26.247.224<text:s/></text:p>
          </table:table-cell>
          <table:table-cell office:value-type="float" office:value="2914118438.4499998" table:style-name="ce17">
            <text:p>2.914.118.438<text:s/></text:p>
          </table:table-cell>
          <table:table-cell office:value-type="float" office:value="13587606.08" table:style-name="ce17">
            <text:p>13.587.606<text:s/></text:p>
          </table:table-cell>
          <table:table-cell office:value-type="float" office:value="9817258654.2499981" table:style-name="ce18">
            <text:p>9.817.258.6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96790.6" table:style-name="ce17">
            <text:p>496.791<text:s/></text:p>
          </table:table-cell>
          <table:table-cell office:value-type="float" office:value="3879175.97" table:style-name="ce17">
            <text:p>3.879.176<text:s/></text:p>
          </table:table-cell>
          <table:table-cell office:value-type="float" office:value="8691636.8900000006" table:style-name="ce17">
            <text:p>8.691.637<text:s/></text:p>
          </table:table-cell>
          <table:table-cell office:value-type="float" office:value="112307.34" table:style-name="ce17">
            <text:p>112.307<text:s/></text:p>
          </table:table-cell>
          <table:table-cell office:value-type="float" office:value="10286746.26" table:style-name="ce17">
            <text:p>10.286.746<text:s/></text:p>
          </table:table-cell>
          <table:table-cell office:value-type="float" office:value="16182496.16" table:style-name="ce17">
            <text:p>16.182.496<text:s/></text:p>
          </table:table-cell>
          <table:table-cell office:value-type="float" office:value="371516649.65000004" table:style-name="ce17">
            <text:p>371.516.650<text:s/></text:p>
          </table:table-cell>
          <table:table-cell office:value-type="float" office:value="11996592.5" table:style-name="ce17">
            <text:p>11.996.593<text:s/></text:p>
          </table:table-cell>
          <table:table-cell office:value-type="float" office:value="11653959.630000001" table:style-name="ce17">
            <text:p>11.653.960<text:s/></text:p>
          </table:table-cell>
          <table:table-cell office:value-type="float" office:value="1166407.9099999999" table:style-name="ce17">
            <text:p>1.166.408<text:s/></text:p>
          </table:table-cell>
          <table:table-cell office:value-type="float" office:value="131973970.31999999" table:style-name="ce17">
            <text:p>131.973.970<text:s/></text:p>
          </table:table-cell>
          <table:table-cell office:value-type="float" office:value="4132111.82" table:style-name="ce17">
            <text:p>4.132.112<text:s/></text:p>
          </table:table-cell>
          <table:table-cell office:value-type="float" office:value="9141031.0600000005" table:style-name="ce17">
            <text:p>9.141.031<text:s/></text:p>
          </table:table-cell>
          <table:table-cell office:value-type="float" office:value="4127635.46" table:style-name="ce17">
            <text:p>4.127.635<text:s/></text:p>
          </table:table-cell>
          <table:table-cell office:value-type="float" office:value="1714498.84" table:style-name="ce17">
            <text:p>1.714.499<text:s/></text:p>
          </table:table-cell>
          <table:table-cell office:value-type="float" office:value="10419026.43" table:style-name="ce17">
            <text:p>10.419.026<text:s/></text:p>
          </table:table-cell>
          <table:table-cell office:value-type="float" office:value="2050721.22" table:style-name="ce17">
            <text:p>2.050.721<text:s/></text:p>
          </table:table-cell>
          <table:table-cell office:value-type="float" office:value="51816137.810000002" table:style-name="ce17">
            <text:p>51.816.138<text:s/></text:p>
          </table:table-cell>
          <table:table-cell office:value-type="float" office:value="687818276.84000003" table:style-name="ce17">
            <text:p>687.818.277<text:s/></text:p>
          </table:table-cell>
          <table:table-cell office:value-type="float" office:value="1679035.32" table:style-name="ce17">
            <text:p>1.679.035<text:s/></text:p>
          </table:table-cell>
          <table:table-cell office:value-type="float" office:value="2207159.88" table:style-name="ce17">
            <text:p>2.207.160<text:s/></text:p>
          </table:table-cell>
          <table:table-cell office:value-type="float" office:value="94310.94" table:style-name="ce17">
            <text:p>94.311<text:s/></text:p>
          </table:table-cell>
          <table:table-cell office:value-type="float" office:value="82210564.420000002" table:style-name="ce17">
            <text:p>82.210.564<text:s/></text:p>
          </table:table-cell>
          <table:table-cell office:value-type="float" office:value="39818599.68" table:style-name="ce17">
            <text:p>39.818.600<text:s/></text:p>
          </table:table-cell>
          <table:table-cell office:value-type="float" office:value="2105452.3199999998" table:style-name="ce17">
            <text:p>2.105.452<text:s/></text:p>
          </table:table-cell>
          <table:table-cell office:value-type="float" office:value="1974323752.4000001" table:style-name="ce17">
            <text:p>1.974.323.752<text:s/></text:p>
          </table:table-cell>
          <table:table-cell office:value-type="float" office:value="559278.18999999994" table:style-name="ce17">
            <text:p>559.278<text:s/></text:p>
          </table:table-cell>
          <table:table-cell office:value-type="float" office:value="3442174325.8600001" table:style-name="ce18">
            <text:p>3.442.174.3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864.5" table:style-name="ce17">
            <text:p>5.865<text:s/></text:p>
          </table:table-cell>
          <table:table-cell office:value-type="float" office:value="224101.69" table:style-name="ce17">
            <text:p>224.102<text:s/></text:p>
          </table:table-cell>
          <table:table-cell office:value-type="float" office:value="22230007.219999999" table:style-name="ce17">
            <text:p>22.230.007<text:s/></text:p>
          </table:table-cell>
          <table:table-cell office:value-type="float" office:value="11687.6" table:style-name="ce17">
            <text:p>11.688<text:s/></text:p>
          </table:table-cell>
          <table:table-cell office:value-type="float" office:value="10637653.439999999" table:style-name="ce17">
            <text:p>10.637.653<text:s/></text:p>
          </table:table-cell>
          <table:table-cell office:value-type="float" office:value="20513290.5" table:style-name="ce17">
            <text:p>20.513.291<text:s/></text:p>
          </table:table-cell>
          <table:table-cell office:value-type="float" office:value="144670689.19" table:style-name="ce17">
            <text:p>144.670.689<text:s/></text:p>
          </table:table-cell>
          <table:table-cell office:value-type="float" office:value="18756894.120000001" table:style-name="ce17">
            <text:p>18.756.894<text:s/></text:p>
          </table:table-cell>
          <table:table-cell office:value-type="float" office:value="4219249.34" table:style-name="ce17">
            <text:p>4.219.249<text:s/></text:p>
          </table:table-cell>
          <table:table-cell office:value-type="float" office:value="285372.65999999997" table:style-name="ce17">
            <text:p>285.373<text:s/></text:p>
          </table:table-cell>
          <table:table-cell office:value-type="float" office:value="40072571.140000001" table:style-name="ce17">
            <text:p>40.072.571<text:s/></text:p>
          </table:table-cell>
          <table:table-cell office:value-type="float" office:value="3666424.32" table:style-name="ce17">
            <text:p>3.666.424<text:s/></text:p>
          </table:table-cell>
          <table:table-cell office:value-type="float" office:value="9314773.7100000009" table:style-name="ce17">
            <text:p>9.314.774<text:s/></text:p>
          </table:table-cell>
          <table:table-cell office:value-type="float" office:value="3276439.02" table:style-name="ce17">
            <text:p>3.276.439<text:s/></text:p>
          </table:table-cell>
          <table:table-cell office:value-type="float" office:value="762880.72" table:style-name="ce17">
            <text:p>762.881<text:s/></text:p>
          </table:table-cell>
          <table:table-cell office:value-type="float" office:value="5255300.5199999996" table:style-name="ce17">
            <text:p>5.255.301<text:s/></text:p>
          </table:table-cell>
          <table:table-cell office:value-type="float" office:value="146790.35" table:style-name="ce17">
            <text:p>146.790<text:s/></text:p>
          </table:table-cell>
          <table:table-cell office:value-type="float" office:value="38132765.310000002" table:style-name="ce17">
            <text:p>38.132.765<text:s/></text:p>
          </table:table-cell>
          <table:table-cell office:value-type="float" office:value="489296279.36000001" table:style-name="ce17">
            <text:p>489.296.279<text:s/></text:p>
          </table:table-cell>
          <table:table-cell office:value-type="float" office:value="1693933.3" table:style-name="ce17">
            <text:p>1.693.933<text:s/></text:p>
          </table:table-cell>
          <table:table-cell office:value-type="float" office:value="131091.48000000001" table:style-name="ce17">
            <text:p>131.091<text:s/></text:p>
          </table:table-cell>
          <table:table-cell office:value-type="float" office:value="13811.29" table:style-name="ce17">
            <text:p>13.811<text:s/></text:p>
          </table:table-cell>
          <table:table-cell office:value-type="float" office:value="27242101.289999999" table:style-name="ce17">
            <text:p>27.242.101<text:s/></text:p>
          </table:table-cell>
          <table:table-cell office:value-type="float" office:value="12771931.869999999" table:style-name="ce17">
            <text:p>12.771.932<text:s/></text:p>
          </table:table-cell>
          <table:table-cell office:value-type="float" office:value="414411.86" table:style-name="ce17">
            <text:p>414.412<text:s/></text:p>
          </table:table-cell>
          <table:table-cell office:value-type="float" office:value="1133231002.1700001" table:style-name="ce17">
            <text:p>1.133.231.002<text:s/></text:p>
          </table:table-cell>
          <table:table-cell office:value-type="float" office:value="280315.98" table:style-name="ce17">
            <text:p>280.316<text:s/></text:p>
          </table:table-cell>
          <table:table-cell office:value-type="float" office:value="1987257633.95" table:style-name="ce18">
            <text:p>1.987.257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033134.93" table:style-name="ce17">
            <text:p>1.033.135<text:s/></text:p>
          </table:table-cell>
          <table:table-cell office:value-type="float" office:value="1791257.7999999998" table:style-name="ce17">
            <text:p>1.791.258<text:s/></text:p>
          </table:table-cell>
          <table:table-cell office:value-type="float" office:value="5238522.62" table:style-name="ce17">
            <text:p>5.238.523<text:s/></text:p>
          </table:table-cell>
          <table:table-cell office:value-type="float" office:value="389825.22000000003" table:style-name="ce17">
            <text:p>389.825<text:s/></text:p>
          </table:table-cell>
          <table:table-cell office:value-type="float" office:value="12716121.389999999" table:style-name="ce17">
            <text:p>12.716.121<text:s/></text:p>
          </table:table-cell>
          <table:table-cell office:value-type="float" office:value="11688530.799999999" table:style-name="ce17">
            <text:p>11.688.531<text:s/></text:p>
          </table:table-cell>
          <table:table-cell office:value-type="float" office:value="198303339.95999998" table:style-name="ce17">
            <text:p>198.303.340<text:s/></text:p>
          </table:table-cell>
          <table:table-cell office:value-type="float" office:value="8235709.5099999998" table:style-name="ce17">
            <text:p>8.235.710<text:s/></text:p>
          </table:table-cell>
          <table:table-cell office:value-type="float" office:value="8448152.2300000004" table:style-name="ce17">
            <text:p>8.448.152<text:s/></text:p>
          </table:table-cell>
          <table:table-cell office:value-type="float" office:value="2985243.1" table:style-name="ce17">
            <text:p>2.985.243<text:s/></text:p>
          </table:table-cell>
          <table:table-cell office:value-type="float" office:value="35995407.509999998" table:style-name="ce17">
            <text:p>35.995.408<text:s/></text:p>
          </table:table-cell>
          <table:table-cell office:value-type="float" office:value="2886043.63" table:style-name="ce17">
            <text:p>2.886.044<text:s/></text:p>
          </table:table-cell>
          <table:table-cell office:value-type="float" office:value="4460135.9400000004" table:style-name="ce17">
            <text:p>4.460.136<text:s/></text:p>
          </table:table-cell>
          <table:table-cell office:value-type="float" office:value="4250124.79" table:style-name="ce17">
            <text:p>4.250.125<text:s/></text:p>
          </table:table-cell>
          <table:table-cell office:value-type="float" office:value="1707598.77" table:style-name="ce17">
            <text:p>1.707.599<text:s/></text:p>
          </table:table-cell>
          <table:table-cell office:value-type="float" office:value="9303021.4399999995" table:style-name="ce17">
            <text:p>9.303.021<text:s/></text:p>
          </table:table-cell>
          <table:table-cell office:value-type="float" office:value="1993646.8" table:style-name="ce17">
            <text:p>1.993.647<text:s/></text:p>
          </table:table-cell>
          <table:table-cell office:value-type="float" office:value="25851631.640000001" table:style-name="ce17">
            <text:p>25.851.632<text:s/></text:p>
          </table:table-cell>
          <table:table-cell office:value-type="float" office:value="96985832.319999993" table:style-name="ce17">
            <text:p>96.985.832<text:s/></text:p>
          </table:table-cell>
          <table:table-cell office:value-type="float" office:value="1731171.7199999997" table:style-name="ce17">
            <text:p>1.731.172<text:s/></text:p>
          </table:table-cell>
          <table:table-cell office:value-type="float" office:value="991670.16000000015" table:style-name="ce17">
            <text:p>991.670<text:s/></text:p>
          </table:table-cell>
          <table:table-cell office:value-type="float" office:value="586138.74" table:style-name="ce17">
            <text:p>586.139<text:s/></text:p>
          </table:table-cell>
          <table:table-cell office:value-type="float" office:value="32097632.580000002" table:style-name="ce17">
            <text:p>32.097.633<text:s/></text:p>
          </table:table-cell>
          <table:table-cell office:value-type="float" office:value="18375009.91" table:style-name="ce17">
            <text:p>18.375.010<text:s/></text:p>
          </table:table-cell>
          <table:table-cell office:value-type="float" office:value="1926516.04" table:style-name="ce17">
            <text:p>1.926.516<text:s/></text:p>
          </table:table-cell>
          <table:table-cell office:value-type="float" office:value="486391584.60000002" table:style-name="ce17">
            <text:p>486.391.585<text:s/></text:p>
          </table:table-cell>
          <table:table-cell office:value-type="float" office:value="586233.77" table:style-name="ce17">
            <text:p>586.234<text:s/></text:p>
          </table:table-cell>
          <table:table-cell office:value-type="float" office:value="976949237.92000008" table:style-name="ce18">
            <text:p>976.949.2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04055.67" table:style-name="ce17">
            <text:p>404.056<text:s/></text:p>
          </table:table-cell>
          <table:table-cell office:value-type="float" office:value="667565.07999999996" table:style-name="ce17">
            <text:p>667.565<text:s/></text:p>
          </table:table-cell>
          <table:table-cell office:value-type="float" office:value="1871925.69" table:style-name="ce17">
            <text:p>1.871.926<text:s/></text:p>
          </table:table-cell>
          <table:table-cell office:value-type="float" office:value="279095.8" table:style-name="ce17">
            <text:p>279.096<text:s/></text:p>
          </table:table-cell>
          <table:table-cell office:value-type="float" office:value="4145344.32" table:style-name="ce17">
            <text:p>4.145.344<text:s/></text:p>
          </table:table-cell>
          <table:table-cell office:value-type="float" office:value="3721941.07" table:style-name="ce17">
            <text:p>3.721.941<text:s/></text:p>
          </table:table-cell>
          <table:table-cell office:value-type="float" office:value="594392277.46000004" table:style-name="ce17">
            <text:p>594.392.277<text:s/></text:p>
          </table:table-cell>
          <table:table-cell office:value-type="float" office:value="15602917.199999999" table:style-name="ce17">
            <text:p>15.602.917<text:s/></text:p>
          </table:table-cell>
          <table:table-cell office:value-type="float" office:value="12587458.15" table:style-name="ce17">
            <text:p>12.587.458<text:s/></text:p>
          </table:table-cell>
          <table:table-cell office:value-type="float" office:value="506069.85" table:style-name="ce17">
            <text:p>506.070<text:s/></text:p>
          </table:table-cell>
          <table:table-cell office:value-type="float" office:value="83846387.590000004" table:style-name="ce17">
            <text:p>83.846.388<text:s/></text:p>
          </table:table-cell>
          <table:table-cell office:value-type="float" office:value="7925680.1900000004" table:style-name="ce17">
            <text:p>7.925.680<text:s/></text:p>
          </table:table-cell>
          <table:table-cell office:value-type="float" office:value="16437911.220000001" table:style-name="ce17">
            <text:p>16.437.911<text:s/></text:p>
          </table:table-cell>
          <table:table-cell office:value-type="float" office:value="12784452.84" table:style-name="ce17">
            <text:p>12.784.453<text:s/></text:p>
          </table:table-cell>
          <table:table-cell office:value-type="float" office:value="2346048.2799999998" table:style-name="ce17">
            <text:p>2.346.048<text:s/></text:p>
          </table:table-cell>
          <table:table-cell office:value-type="float" office:value="12800961.220000001" table:style-name="ce17">
            <text:p>12.800.961<text:s/></text:p>
          </table:table-cell>
          <table:table-cell office:value-type="float" office:value="186485.28" table:style-name="ce17">
            <text:p>186.485<text:s/></text:p>
          </table:table-cell>
          <table:table-cell office:value-type="float" office:value="82946245.790000007" table:style-name="ce17">
            <text:p>82.946.246<text:s/></text:p>
          </table:table-cell>
          <table:table-cell office:value-type="float" office:value="147078152.25999999" table:style-name="ce17">
            <text:p>147.078.152<text:s/></text:p>
          </table:table-cell>
          <table:table-cell office:value-type="float" office:value="1220924.5" table:style-name="ce17">
            <text:p>1.220.925<text:s/></text:p>
          </table:table-cell>
          <table:table-cell office:value-type="float" office:value="8142062.1299999999" table:style-name="ce17">
            <text:p>8.142.062<text:s/></text:p>
          </table:table-cell>
          <table:table-cell office:value-type="float" office:value="30142.49" table:style-name="ce17">
            <text:p>30.142<text:s/></text:p>
          </table:table-cell>
          <table:table-cell office:value-type="float" office:value="100637614.79000001" table:style-name="ce17">
            <text:p>100.637.615<text:s/></text:p>
          </table:table-cell>
          <table:table-cell office:value-type="float" office:value="30159653.190000001" table:style-name="ce17">
            <text:p>30.159.653<text:s/></text:p>
          </table:table-cell>
          <table:table-cell office:value-type="float" office:value="4060686.31" table:style-name="ce17">
            <text:p>4.060.686<text:s/></text:p>
          </table:table-cell>
          <table:table-cell office:value-type="float" office:value="2306819968.4000001" table:style-name="ce17">
            <text:p>2.306.819.968<text:s/></text:p>
          </table:table-cell>
          <table:table-cell office:value-type="float" office:value="318166.09000000003" table:style-name="ce17">
            <text:p>318.166<text:s/></text:p>
          </table:table-cell>
          <table:table-cell office:value-type="float" office:value="3451920192.8600006" table:style-name="ce18">
            <text:p>3.451.920.1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680926.7" table:style-name="ce17">
            <text:p>680.927<text:s/></text:p>
          </table:table-cell>
          <table:table-cell office:value-type="float" office:value="2074137.19" table:style-name="ce17">
            <text:p>2.074.137<text:s/></text:p>
          </table:table-cell>
          <table:table-cell office:value-type="float" office:value="942858.53" table:style-name="ce17">
            <text:p>942.859<text:s/></text:p>
          </table:table-cell>
          <table:table-cell office:value-type="float" office:value="591077.94999999995" table:style-name="ce17">
            <text:p>591.078<text:s/></text:p>
          </table:table-cell>
          <table:table-cell office:value-type="float" office:value="33230225.510000002" table:style-name="ce17">
            <text:p>33.230.226<text:s/></text:p>
          </table:table-cell>
          <table:table-cell office:value-type="float" office:value="1796129.91" table:style-name="ce17">
            <text:p>1.796.130<text:s/></text:p>
          </table:table-cell>
          <table:table-cell office:value-type="float" office:value="872930.8899999999" table:style-name="ce17">
            <text:p>872.931<text:s/></text:p>
          </table:table-cell>
          <table:table-cell office:value-type="float" office:value="6717590.6200000001" table:style-name="ce17">
            <text:p>6.717.591<text:s/></text:p>
          </table:table-cell>
          <table:table-cell office:value-type="float" office:value="111961703.62" table:style-name="ce17">
            <text:p>111.961.704<text:s/></text:p>
          </table:table-cell>
          <table:table-cell office:value-type="float" office:value="7711390.8200000003" table:style-name="ce17">
            <text:p>7.711.391<text:s/></text:p>
          </table:table-cell>
          <table:table-cell office:value-type="float" office:value="116006524.66" table:style-name="ce17">
            <text:p>116.006.525<text:s/></text:p>
          </table:table-cell>
          <table:table-cell office:value-type="float" office:value="140193445.78999999" table:style-name="ce17">
            <text:p>140.193.446<text:s/></text:p>
          </table:table-cell>
          <table:table-cell office:value-type="float" office:value="136233020.86000001" table:style-name="ce17">
            <text:p>136.233.021<text:s/></text:p>
          </table:table-cell>
          <table:table-cell office:value-type="float" office:value="14957365.619999999" table:style-name="ce17">
            <text:p>14.957.366<text:s/></text:p>
          </table:table-cell>
          <table:table-cell office:value-type="float" office:value="1312500.3999999999" table:style-name="ce17">
            <text:p>1.312.500<text:s/></text:p>
          </table:table-cell>
          <table:table-cell office:value-type="float" office:value="2508195.94" table:style-name="ce17">
            <text:p>2.508.196<text:s/></text:p>
          </table:table-cell>
          <table:table-cell office:value-type="float" office:value="8942252.0800000001" table:style-name="ce17">
            <text:p>8.942.252<text:s/></text:p>
          </table:table-cell>
          <table:table-cell office:value-type="float" office:value="113268525.43000001" table:style-name="ce17">
            <text:p>113.268.525<text:s/></text:p>
          </table:table-cell>
          <table:table-cell office:value-type="float" office:value="6890395.1699999999" table:style-name="ce17">
            <text:p>6.890.395<text:s/></text:p>
          </table:table-cell>
          <table:table-cell office:value-type="float" office:value="1271865.81" table:style-name="ce17">
            <text:p>1.271.866<text:s/></text:p>
          </table:table-cell>
          <table:table-cell office:value-type="float" office:value="5500752.8099999996" table:style-name="ce17">
            <text:p>5.500.753<text:s/></text:p>
          </table:table-cell>
          <table:table-cell office:value-type="float" office:value="730892.48" table:style-name="ce17">
            <text:p>730.892<text:s/></text:p>
          </table:table-cell>
          <table:table-cell office:value-type="float" office:value="95660285" table:style-name="ce17">
            <text:p>95.660.285<text:s/></text:p>
          </table:table-cell>
          <table:table-cell office:value-type="float" office:value="19772600.649999999" table:style-name="ce17">
            <text:p>19.772.601<text:s/></text:p>
          </table:table-cell>
          <table:table-cell office:value-type="float" office:value="1605114.18" table:style-name="ce17">
            <text:p>1.605.114<text:s/></text:p>
          </table:table-cell>
          <table:table-cell office:value-type="float" office:value="210633528.62" table:style-name="ce17">
            <text:p>210.633.529<text:s/></text:p>
          </table:table-cell>
          <table:table-cell office:value-type="float" office:value="17081831.390000001" table:style-name="ce17">
            <text:p>17.081.831<text:s/></text:p>
          </table:table-cell>
          <table:table-cell office:value-type="float" office:value="1059148068.6299998" table:style-name="ce18">
            <text:p>1.059.148.0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808419.550000001" table:style-name="ce17">
            <text:p>10.808.420<text:s/></text:p>
          </table:table-cell>
          <table:table-cell office:value-type="float" office:value="52462504.32" table:style-name="ce17">
            <text:p>52.462.504<text:s/></text:p>
          </table:table-cell>
          <table:table-cell office:value-type="float" office:value="440326463.69999999" table:style-name="ce17">
            <text:p>440.326.464<text:s/></text:p>
          </table:table-cell>
          <table:table-cell office:value-type="float" office:value="8951125.8800000008" table:style-name="ce17">
            <text:p>8.951.126<text:s/></text:p>
          </table:table-cell>
          <table:table-cell office:value-type="float" office:value="408132611.88" table:style-name="ce17">
            <text:p>408.132.612<text:s/></text:p>
          </table:table-cell>
          <table:table-cell office:value-type="float" office:value="314668313.95999998" table:style-name="ce17">
            <text:p>314.668.314<text:s/></text:p>
          </table:table-cell>
          <table:table-cell office:value-type="float" office:value="805601943.8599999" table:style-name="ce17">
            <text:p>805.601.944<text:s/></text:p>
          </table:table-cell>
          <table:table-cell office:value-type="float" office:value="379310670.51999998" table:style-name="ce17">
            <text:p>379.310.671<text:s/></text:p>
          </table:table-cell>
          <table:table-cell office:value-type="float" office:value="259169296.02000001" table:style-name="ce17">
            <text:p>259.169.296<text:s/></text:p>
          </table:table-cell>
          <table:table-cell office:value-type="float" office:value="334992829" table:style-name="ce17">
            <text:p>334.992.829<text:s/></text:p>
          </table:table-cell>
          <table:table-cell office:value-type="float" office:value="1022999676.9400001" table:style-name="ce17">
            <text:p>1.022.999.677<text:s/></text:p>
          </table:table-cell>
          <table:table-cell office:value-type="float" office:value="96050879.659999996" table:style-name="ce17">
            <text:p>96.050.880<text:s/></text:p>
          </table:table-cell>
          <table:table-cell office:value-type="float" office:value="154233657.06999999" table:style-name="ce17">
            <text:p>154.233.657<text:s/></text:p>
          </table:table-cell>
          <table:table-cell office:value-type="float" office:value="163539977.22" table:style-name="ce17">
            <text:p>163.539.977<text:s/></text:p>
          </table:table-cell>
          <table:table-cell office:value-type="float" office:value="73508389.230000004" table:style-name="ce17">
            <text:p>73.508.389<text:s/></text:p>
          </table:table-cell>
          <table:table-cell office:value-type="float" office:value="457776913.02999997" table:style-name="ce17">
            <text:p>457.776.913<text:s/></text:p>
          </table:table-cell>
          <table:table-cell office:value-type="float" office:value="47390205.310000002" table:style-name="ce17">
            <text:p>47.390.205<text:s/></text:p>
          </table:table-cell>
          <table:table-cell office:value-type="float" office:value="1136561747.3399999" table:style-name="ce17">
            <text:p>1.136.561.747<text:s/></text:p>
          </table:table-cell>
          <table:table-cell office:value-type="float" office:value="4157664107.75" table:style-name="ce17">
            <text:p>4.157.664.108<text:s/></text:p>
          </table:table-cell>
          <table:table-cell office:value-type="float" office:value="60814926.640000001" table:style-name="ce17">
            <text:p>60.814.927<text:s/></text:p>
          </table:table-cell>
          <table:table-cell office:value-type="float" office:value="29843406.809999999" table:style-name="ce17">
            <text:p>29.843.407<text:s/></text:p>
          </table:table-cell>
          <table:table-cell office:value-type="float" office:value="7963296.0599999996" table:style-name="ce17">
            <text:p>7.963.296<text:s/></text:p>
          </table:table-cell>
          <table:table-cell office:value-type="float" office:value="1065766994.98" table:style-name="ce17">
            <text:p>1.065.766.995<text:s/></text:p>
          </table:table-cell>
          <table:table-cell office:value-type="float" office:value="1202058079.97" table:style-name="ce17">
            <text:p>1.202.058.080<text:s/></text:p>
          </table:table-cell>
          <table:table-cell office:value-type="float" office:value="45514940.829999998" table:style-name="ce17">
            <text:p>45.514.941<text:s/></text:p>
          </table:table-cell>
          <table:table-cell office:value-type="float" office:value="7775002076.1400003" table:style-name="ce17">
            <text:p>7.775.002.076<text:s/></text:p>
          </table:table-cell>
          <table:table-cell office:value-type="float" office:value="33864434.68" table:style-name="ce17">
            <text:p>33.864.435<text:s/></text:p>
          </table:table-cell>
          <table:table-cell office:value-type="float" office:value="20544977888.349998" table:style-name="ce18">
            <text:p>20.544.977.8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6141.74" table:style-name="ce17">
            <text:p>26.142<text:s/></text:p>
          </table:table-cell>
          <table:table-cell office:value-type="float" office:value="54371.33" table:style-name="ce17">
            <text:p>54.371<text:s/></text:p>
          </table:table-cell>
          <table:table-cell office:value-type="float" office:value="181994.78" table:style-name="ce17">
            <text:p>181.995<text:s/></text:p>
          </table:table-cell>
          <table:table-cell office:value-type="float" office:value="23667.4" table:style-name="ce17">
            <text:p>23.667<text:s/></text:p>
          </table:table-cell>
          <table:table-cell office:value-type="float" office:value="1117945.6200000001" table:style-name="ce17">
            <text:p>1.117.946<text:s/></text:p>
          </table:table-cell>
          <table:table-cell office:value-type="float" office:value="22754891.760000002" table:style-name="ce17">
            <text:p>22.754.892<text:s/></text:p>
          </table:table-cell>
          <table:table-cell office:value-type="float" office:value="336399379.94" table:style-name="ce17">
            <text:p>336.399.380<text:s/></text:p>
          </table:table-cell>
          <table:table-cell office:value-type="float" office:value="6508420.1600000001" table:style-name="ce17">
            <text:p>6.508.420<text:s/></text:p>
          </table:table-cell>
          <table:table-cell office:value-type="float" office:value="511714.8" table:style-name="ce17">
            <text:p>511.715<text:s/></text:p>
          </table:table-cell>
          <table:table-cell office:value-type="float" office:value="28717.01" table:style-name="ce17">
            <text:p>28.717<text:s/></text:p>
          </table:table-cell>
          <table:table-cell office:value-type="float" office:value="33748733.590000004" table:style-name="ce17">
            <text:p>33.748.734<text:s/></text:p>
          </table:table-cell>
          <table:table-cell office:value-type="float" office:value="9135.7199999999993" table:style-name="ce17">
            <text:p>9.136<text:s/></text:p>
          </table:table-cell>
          <table:table-cell office:value-type="float" office:value="219149.78" table:style-name="ce17">
            <text:p>219.150<text:s/></text:p>
          </table:table-cell>
          <table:table-cell office:value-type="float" office:value="11565127.640000001" table:style-name="ce17">
            <text:p>11.565.128<text:s/></text:p>
          </table:table-cell>
          <table:table-cell office:value-type="float" office:value="21992.5" table:style-name="ce17">
            <text:p>21.993<text:s/></text:p>
          </table:table-cell>
          <table:table-cell office:value-type="float" office:value="1034467.91" table:style-name="ce17">
            <text:p>1.034.468<text:s/></text:p>
          </table:table-cell>
          <table:table-cell office:value-type="float" office:value="30404.39" table:style-name="ce17">
            <text:p>30.404<text:s/></text:p>
          </table:table-cell>
          <table:table-cell office:value-type="float" office:value="12299883.16" table:style-name="ce17">
            <text:p>12.299.883<text:s/></text:p>
          </table:table-cell>
          <table:table-cell office:value-type="float" office:value="189017441.50999999" table:style-name="ce17">
            <text:p>189.017.442<text:s/></text:p>
          </table:table-cell>
          <table:table-cell office:value-type="float" office:value="89770.58" table:style-name="ce17">
            <text:p>89.771<text:s/></text:p>
          </table:table-cell>
          <table:table-cell office:value-type="float" office:value="243483.26" table:style-name="ce17">
            <text:p>243.483<text:s/></text:p>
          </table:table-cell>
          <table:table-cell office:value-type="float" office:value="4696.13" table:style-name="ce17">
            <text:p>4.696<text:s/></text:p>
          </table:table-cell>
          <table:table-cell office:value-type="float" office:value="43843374.82" table:style-name="ce17">
            <text:p>43.843.375<text:s/></text:p>
          </table:table-cell>
          <table:table-cell office:value-type="float" office:value="1326971.99" table:style-name="ce17">
            <text:p>1.326.972<text:s/></text:p>
          </table:table-cell>
          <table:table-cell office:value-type="float" office:value="1906317.56" table:style-name="ce17">
            <text:p>1.906.318<text:s/></text:p>
          </table:table-cell>
          <table:table-cell office:value-type="float" office:value="514054197.33999997" table:style-name="ce17">
            <text:p>514.054.197<text:s/></text:p>
          </table:table-cell>
          <table:table-cell office:value-type="float" office:value="24221.27" table:style-name="ce17">
            <text:p>24.221<text:s/></text:p>
          </table:table-cell>
          <table:table-cell office:value-type="float" office:value="1177046613.6900001" table:style-name="ce18">
            <text:p>1.177.046.6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782277.810000001" table:style-name="ce17">
            <text:p>10.782.278<text:s/></text:p>
          </table:table-cell>
          <table:table-cell office:value-type="float" office:value="52408132.990000002" table:style-name="ce17">
            <text:p>52.408.133<text:s/></text:p>
          </table:table-cell>
          <table:table-cell office:value-type="float" office:value="440144468.92000002" table:style-name="ce17">
            <text:p>440.144.469<text:s/></text:p>
          </table:table-cell>
          <table:table-cell office:value-type="float" office:value="8927458.4800000004" table:style-name="ce17">
            <text:p>8.927.458<text:s/></text:p>
          </table:table-cell>
          <table:table-cell office:value-type="float" office:value="407014666.26000005" table:style-name="ce17">
            <text:p>407.014.666<text:s/></text:p>
          </table:table-cell>
          <table:table-cell office:value-type="float" office:value="291913422.19999999" table:style-name="ce17">
            <text:p>291.913.422<text:s/></text:p>
          </table:table-cell>
          <table:table-cell office:value-type="float" office:value="469202563.91999996" table:style-name="ce17">
            <text:p>469.202.564<text:s/></text:p>
          </table:table-cell>
          <table:table-cell office:value-type="float" office:value="372802250.36000001" table:style-name="ce17">
            <text:p>372.802.250<text:s/></text:p>
          </table:table-cell>
          <table:table-cell office:value-type="float" office:value="258657581.22" table:style-name="ce17">
            <text:p>258.657.581<text:s/></text:p>
          </table:table-cell>
          <table:table-cell office:value-type="float" office:value="334964111.99000001" table:style-name="ce17">
            <text:p>334.964.112<text:s/></text:p>
          </table:table-cell>
          <table:table-cell office:value-type="float" office:value="989250943.3499999" table:style-name="ce17">
            <text:p>989.250.943<text:s/></text:p>
          </table:table-cell>
          <table:table-cell office:value-type="float" office:value="96041743.939999998" table:style-name="ce17">
            <text:p>96.041.744<text:s/></text:p>
          </table:table-cell>
          <table:table-cell office:value-type="float" office:value="154014507.28999996" table:style-name="ce17">
            <text:p>154.014.507<text:s/></text:p>
          </table:table-cell>
          <table:table-cell office:value-type="float" office:value="151974849.58000001" table:style-name="ce17">
            <text:p>151.974.850<text:s/></text:p>
          </table:table-cell>
          <table:table-cell office:value-type="float" office:value="73486396.730000004" table:style-name="ce17">
            <text:p>73.486.397<text:s/></text:p>
          </table:table-cell>
          <table:table-cell office:value-type="float" office:value="456742445.11999995" table:style-name="ce17">
            <text:p>456.742.445<text:s/></text:p>
          </table:table-cell>
          <table:table-cell office:value-type="float" office:value="47359800.919999994" table:style-name="ce17">
            <text:p>47.359.801<text:s/></text:p>
          </table:table-cell>
          <table:table-cell office:value-type="float" office:value="1124261864.1799998" table:style-name="ce17">
            <text:p>1.124.261.864<text:s/></text:p>
          </table:table-cell>
          <table:table-cell office:value-type="float" office:value="3968646666.2399998" table:style-name="ce17">
            <text:p>3.968.646.666<text:s/></text:p>
          </table:table-cell>
          <table:table-cell office:value-type="float" office:value="60725156.060000002" table:style-name="ce17">
            <text:p>60.725.156<text:s/></text:p>
          </table:table-cell>
          <table:table-cell office:value-type="float" office:value="29599923.550000001" table:style-name="ce17">
            <text:p>29.599.924<text:s/></text:p>
          </table:table-cell>
          <table:table-cell office:value-type="float" office:value="7958599.9299999997" table:style-name="ce17">
            <text:p>7.958.600<text:s/></text:p>
          </table:table-cell>
          <table:table-cell office:value-type="float" office:value="1021923620.16" table:style-name="ce17">
            <text:p>1.021.923.620<text:s/></text:p>
          </table:table-cell>
          <table:table-cell office:value-type="float" office:value="1200731107.98" table:style-name="ce17">
            <text:p>1.200.731.108<text:s/></text:p>
          </table:table-cell>
          <table:table-cell office:value-type="float" office:value="43608623.269999996" table:style-name="ce17">
            <text:p>43.608.623<text:s/></text:p>
          </table:table-cell>
          <table:table-cell office:value-type="float" office:value="7260947878.8000002" table:style-name="ce17">
            <text:p>7.260.947.879<text:s/></text:p>
          </table:table-cell>
          <table:table-cell office:value-type="float" office:value="33840213.410000004" table:style-name="ce17">
            <text:p>33.840.213<text:s/></text:p>
          </table:table-cell>
          <table:table-cell office:value-type="float" office:value="19367931274.66" table:style-name="ce18">
            <text:p>19.367.931.2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644144.87" table:style-name="ce17">
            <text:p>4.644.145<text:s/></text:p>
          </table:table-cell>
          <table:table-cell office:value-type="float" office:value="16407638.029999999" table:style-name="ce17">
            <text:p>16.407.638<text:s/></text:p>
          </table:table-cell>
          <table:table-cell office:value-type="float" office:value="111129850.70999999" table:style-name="ce17">
            <text:p>111.129.851<text:s/></text:p>
          </table:table-cell>
          <table:table-cell office:value-type="float" office:value="6182154.5099999998" table:style-name="ce17">
            <text:p>6.182.155<text:s/></text:p>
          </table:table-cell>
          <table:table-cell office:value-type="float" office:value="128330149.59" table:style-name="ce17">
            <text:p>128.330.150<text:s/></text:p>
          </table:table-cell>
          <table:table-cell office:value-type="float" office:value="90995290.780000001" table:style-name="ce17">
            <text:p>90.995.291<text:s/></text:p>
          </table:table-cell>
          <table:table-cell office:value-type="float" office:value="388062320.97000003" table:style-name="ce17">
            <text:p>388.062.321<text:s/></text:p>
          </table:table-cell>
          <table:table-cell office:value-type="float" office:value="106085529.84" table:style-name="ce17">
            <text:p>106.085.530<text:s/></text:p>
          </table:table-cell>
          <table:table-cell office:value-type="float" office:value="93945389.409999996" table:style-name="ce17">
            <text:p>93.945.389<text:s/></text:p>
          </table:table-cell>
          <table:table-cell office:value-type="float" office:value="94041898.790000007" table:style-name="ce17">
            <text:p>94.041.899<text:s/></text:p>
          </table:table-cell>
          <table:table-cell office:value-type="float" office:value="309255154.14999998" table:style-name="ce17">
            <text:p>309.255.154<text:s/></text:p>
          </table:table-cell>
          <table:table-cell office:value-type="float" office:value="36366674.32" table:style-name="ce17">
            <text:p>36.366.674<text:s/></text:p>
          </table:table-cell>
          <table:table-cell office:value-type="float" office:value="52815019.140000001" table:style-name="ce17">
            <text:p>52.815.019<text:s/></text:p>
          </table:table-cell>
          <table:table-cell office:value-type="float" office:value="57472333.890000001" table:style-name="ce17">
            <text:p>57.472.334<text:s/></text:p>
          </table:table-cell>
          <table:table-cell office:value-type="float" office:value="25526721.359999999" table:style-name="ce17">
            <text:p>25.526.721<text:s/></text:p>
          </table:table-cell>
          <table:table-cell office:value-type="float" office:value="133180232.25" table:style-name="ce17">
            <text:p>133.180.232<text:s/></text:p>
          </table:table-cell>
          <table:table-cell office:value-type="float" office:value="18346619.329999998" table:style-name="ce17">
            <text:p>18.346.619<text:s/></text:p>
          </table:table-cell>
          <table:table-cell office:value-type="float" office:value="301480057.10000002" table:style-name="ce17">
            <text:p>301.480.057<text:s/></text:p>
          </table:table-cell>
          <table:table-cell office:value-type="float" office:value="1001579371.95" table:style-name="ce17">
            <text:p>1.001.579.372<text:s/></text:p>
          </table:table-cell>
          <table:table-cell office:value-type="float" office:value="22012429.48" table:style-name="ce17">
            <text:p>22.012.429<text:s/></text:p>
          </table:table-cell>
          <table:table-cell office:value-type="float" office:value="14274788.76" table:style-name="ce17">
            <text:p>14.274.789<text:s/></text:p>
          </table:table-cell>
          <table:table-cell office:value-type="float" office:value="6090351.0300000003" table:style-name="ce17">
            <text:p>6.090.351<text:s/></text:p>
          </table:table-cell>
          <table:table-cell office:value-type="float" office:value="290824815.45999998" table:style-name="ce17">
            <text:p>290.824.815<text:s/></text:p>
          </table:table-cell>
          <table:table-cell office:value-type="float" office:value="299053855.38" table:style-name="ce17">
            <text:p>299.053.855<text:s/></text:p>
          </table:table-cell>
          <table:table-cell office:value-type="float" office:value="17443162.43" table:style-name="ce17">
            <text:p>17.443.162<text:s/></text:p>
          </table:table-cell>
          <table:table-cell office:value-type="float" office:value="1880792825.4400001" table:style-name="ce17">
            <text:p>1.880.792.825<text:s/></text:p>
          </table:table-cell>
          <table:table-cell office:value-type="float" office:value="14237665.800000001" table:style-name="ce17">
            <text:p>14.237.666<text:s/></text:p>
          </table:table-cell>
          <table:table-cell office:value-type="float" office:value="5520576444.7700005" table:style-name="ce18">
            <text:p>5.520.576.4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240.08" table:style-name="ce17">
            <text:p>4.240<text:s/></text:p>
          </table:table-cell>
          <table:table-cell office:value-type="float" office:value="8940.75" table:style-name="ce17">
            <text:p>8.941<text:s/></text:p>
          </table:table-cell>
          <table:table-cell office:value-type="float" office:value="31147.91" table:style-name="ce17">
            <text:p>31.148<text:s/></text:p>
          </table:table-cell>
          <table:table-cell office:value-type="float" office:value="3853.91" table:style-name="ce17">
            <text:p>3.854<text:s/></text:p>
          </table:table-cell>
          <table:table-cell office:value-type="float" office:value="180710.68" table:style-name="ce17">
            <text:p>180.711<text:s/></text:p>
          </table:table-cell>
          <table:table-cell office:value-type="float" office:value="3706260.32" table:style-name="ce17">
            <text:p>3.706.260<text:s/></text:p>
          </table:table-cell>
          <table:table-cell office:value-type="float" office:value="56061246.990000002" table:style-name="ce17">
            <text:p>56.061.247<text:s/></text:p>
          </table:table-cell>
          <table:table-cell office:value-type="float" office:value="1080917.1299999999" table:style-name="ce17">
            <text:p>1.080.917<text:s/></text:p>
          </table:table-cell>
          <table:table-cell office:value-type="float" office:value="80937.070000000007" table:style-name="ce17">
            <text:p>80.937<text:s/></text:p>
          </table:table-cell>
          <table:table-cell office:value-type="float" office:value="4648.45" table:style-name="ce17">
            <text:p>4.648<text:s/></text:p>
          </table:table-cell>
          <table:table-cell office:value-type="float" office:value="5483244.2300000004" table:style-name="ce17">
            <text:p>5.483.244<text:s/></text:p>
          </table:table-cell>
          <table:table-cell office:value-type="float" office:value="1491.58" table:style-name="ce17">
            <text:p>1.492<text:s/></text:p>
          </table:table-cell>
          <table:table-cell office:value-type="float" office:value="37028.76" table:style-name="ce17">
            <text:p>37.029<text:s/></text:p>
          </table:table-cell>
          <table:table-cell office:value-type="float" office:value="1889666.79" table:style-name="ce17">
            <text:p>1.889.667<text:s/></text:p>
          </table:table-cell>
          <table:table-cell office:value-type="float" office:value="4317.62" table:style-name="ce17">
            <text:p>4.318<text:s/></text:p>
          </table:table-cell>
          <table:table-cell office:value-type="float" office:value="169850.95" table:style-name="ce17">
            <text:p>169.851<text:s/></text:p>
          </table:table-cell>
          <table:table-cell office:value-type="float" office:value="5065.76" table:style-name="ce17">
            <text:p>5.066<text:s/></text:p>
          </table:table-cell>
          <table:table-cell office:value-type="float" office:value="2002188.85" table:style-name="ce17">
            <text:p>2.002.189<text:s/></text:p>
          </table:table-cell>
          <table:table-cell office:value-type="float" office:value="30591162.949999999" table:style-name="ce17">
            <text:p>30.591.163<text:s/></text:p>
          </table:table-cell>
          <table:table-cell office:value-type="float" office:value="14667.82" table:style-name="ce17">
            <text:p>14.668<text:s/></text:p>
          </table:table-cell>
          <table:table-cell office:value-type="float" office:value="38641.18" table:style-name="ce17">
            <text:p>38.641<text:s/></text:p>
          </table:table-cell>
          <table:table-cell office:value-type="float" office:value="762.19" table:style-name="ce17">
            <text:p>762<text:s/></text:p>
          </table:table-cell>
          <table:table-cell office:value-type="float" office:value="7333095.1200000001" table:style-name="ce17">
            <text:p>7.333.095<text:s/></text:p>
          </table:table-cell>
          <table:table-cell office:value-type="float" office:value="229696.08" table:style-name="ce17">
            <text:p>229.696<text:s/></text:p>
          </table:table-cell>
          <table:table-cell office:value-type="float" office:value="322310.86" table:style-name="ce17">
            <text:p>322.311<text:s/></text:p>
          </table:table-cell>
          <table:table-cell office:value-type="float" office:value="78949293.560000002" table:style-name="ce17">
            <text:p>78.949.294<text:s/></text:p>
          </table:table-cell>
          <table:table-cell office:value-type="float" office:value="4383.01" table:style-name="ce17">
            <text:p>4.383<text:s/></text:p>
          </table:table-cell>
          <table:table-cell office:value-type="float" office:value="188239770.60000002" table:style-name="ce18">
            <text:p>188.239.7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639904.790000001" table:style-name="ce17">
            <text:p>4.639.905<text:s/></text:p>
          </table:table-cell>
          <table:table-cell office:value-type="float" office:value="16398697.280000001" table:style-name="ce17">
            <text:p>16.398.697<text:s/></text:p>
          </table:table-cell>
          <table:table-cell office:value-type="float" office:value="111098702.80000001" table:style-name="ce17">
            <text:p>111.098.703<text:s/></text:p>
          </table:table-cell>
          <table:table-cell office:value-type="float" office:value="6178300.5999999996" table:style-name="ce17">
            <text:p>6.178.301<text:s/></text:p>
          </table:table-cell>
          <table:table-cell office:value-type="float" office:value="128149438.91000001" table:style-name="ce17">
            <text:p>128.149.439<text:s/></text:p>
          </table:table-cell>
          <table:table-cell office:value-type="float" office:value="87289030.459999993" table:style-name="ce17">
            <text:p>87.289.030<text:s/></text:p>
          </table:table-cell>
          <table:table-cell office:value-type="float" office:value="332001073.98000002" table:style-name="ce17">
            <text:p>332.001.074<text:s/></text:p>
          </table:table-cell>
          <table:table-cell office:value-type="float" office:value="105004612.70999998" table:style-name="ce17">
            <text:p>105.004.613<text:s/></text:p>
          </table:table-cell>
          <table:table-cell office:value-type="float" office:value="93864452.340000004" table:style-name="ce17">
            <text:p>93.864.452<text:s/></text:p>
          </table:table-cell>
          <table:table-cell office:value-type="float" office:value="94037250.340000004" table:style-name="ce17">
            <text:p>94.037.250<text:s/></text:p>
          </table:table-cell>
          <table:table-cell office:value-type="float" office:value="303771909.92000002" table:style-name="ce17">
            <text:p>303.771.910<text:s/></text:p>
          </table:table-cell>
          <table:table-cell office:value-type="float" office:value="36365182.739999995" table:style-name="ce17">
            <text:p>36.365.183<text:s/></text:p>
          </table:table-cell>
          <table:table-cell office:value-type="float" office:value="52777990.380000003" table:style-name="ce17">
            <text:p>52.777.990<text:s/></text:p>
          </table:table-cell>
          <table:table-cell office:value-type="float" office:value="55582667.099999994" table:style-name="ce17">
            <text:p>55.582.667<text:s/></text:p>
          </table:table-cell>
          <table:table-cell office:value-type="float" office:value="25522403.739999998" table:style-name="ce17">
            <text:p>25.522.404<text:s/></text:p>
          </table:table-cell>
          <table:table-cell office:value-type="float" office:value="133010381.3" table:style-name="ce17">
            <text:p>133.010.381<text:s/></text:p>
          </table:table-cell>
          <table:table-cell office:value-type="float" office:value="18341553.57" table:style-name="ce17">
            <text:p>18.341.554<text:s/></text:p>
          </table:table-cell>
          <table:table-cell office:value-type="float" office:value="299477868.25" table:style-name="ce17">
            <text:p>299.477.868<text:s/></text:p>
          </table:table-cell>
          <table:table-cell office:value-type="float" office:value="970988209.00000012" table:style-name="ce17">
            <text:p>970.988.209<text:s/></text:p>
          </table:table-cell>
          <table:table-cell office:value-type="float" office:value="21997761.66" table:style-name="ce17">
            <text:p>21.997.762<text:s/></text:p>
          </table:table-cell>
          <table:table-cell office:value-type="float" office:value="14236147.58" table:style-name="ce17">
            <text:p>14.236.148<text:s/></text:p>
          </table:table-cell>
          <table:table-cell office:value-type="float" office:value="6089588.8399999999" table:style-name="ce17">
            <text:p>6.089.589<text:s/></text:p>
          </table:table-cell>
          <table:table-cell office:value-type="float" office:value="283491720.34000003" table:style-name="ce17">
            <text:p>283.491.720<text:s/></text:p>
          </table:table-cell>
          <table:table-cell office:value-type="float" office:value="298824159.30000007" table:style-name="ce17">
            <text:p>298.824.159<text:s/></text:p>
          </table:table-cell>
          <table:table-cell office:value-type="float" office:value="17120851.57" table:style-name="ce17">
            <text:p>17.120.852<text:s/></text:p>
          </table:table-cell>
          <table:table-cell office:value-type="float" office:value="1801843531.8800001" table:style-name="ce17">
            <text:p>1.801.843.532<text:s/></text:p>
          </table:table-cell>
          <table:table-cell office:value-type="float" office:value="14233282.789999999" table:style-name="ce17">
            <text:p>14.233.283<text:s/></text:p>
          </table:table-cell>
          <table:table-cell office:value-type="float" office:value="5332336674.170001" table:style-name="ce18">
            <text:p>5.332.336.6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730077.14" table:style-name="ce17">
            <text:p>3.730.077<text:s/></text:p>
          </table:table-cell>
          <table:table-cell office:value-type="float" office:value="11708873.99" table:style-name="ce17">
            <text:p>11.708.874<text:s/></text:p>
          </table:table-cell>
          <table:table-cell office:value-type="float" office:value="112910355.31999999" table:style-name="ce17">
            <text:p>112.910.355<text:s/></text:p>
          </table:table-cell>
          <table:table-cell office:value-type="float" office:value="2733665.75" table:style-name="ce17">
            <text:p>2.733.666<text:s/></text:p>
          </table:table-cell>
          <table:table-cell office:value-type="float" office:value="152454607.5" table:style-name="ce17">
            <text:p>152.454.608<text:s/></text:p>
          </table:table-cell>
          <table:table-cell office:value-type="float" office:value="79749817.620000005" table:style-name="ce17">
            <text:p>79.749.818<text:s/></text:p>
          </table:table-cell>
          <table:table-cell office:value-type="float" office:value="530723479.94" table:style-name="ce17">
            <text:p>530.723.480<text:s/></text:p>
          </table:table-cell>
          <table:table-cell office:value-type="float" office:value="58312242.32" table:style-name="ce17">
            <text:p>58.312.242<text:s/></text:p>
          </table:table-cell>
          <table:table-cell office:value-type="float" office:value="75807652.040000007" table:style-name="ce17">
            <text:p>75.807.652<text:s/></text:p>
          </table:table-cell>
          <table:table-cell office:value-type="float" office:value="26053658.289999999" table:style-name="ce17">
            <text:p>26.053.658<text:s/></text:p>
          </table:table-cell>
          <table:table-cell office:value-type="float" office:value="294752691.31" table:style-name="ce17">
            <text:p>294.752.691<text:s/></text:p>
          </table:table-cell>
          <table:table-cell office:value-type="float" office:value="25639537.77" table:style-name="ce17">
            <text:p>25.639.538<text:s/></text:p>
          </table:table-cell>
          <table:table-cell office:value-type="float" office:value="40674079.369999997" table:style-name="ce17">
            <text:p>40.674.079<text:s/></text:p>
          </table:table-cell>
          <table:table-cell office:value-type="float" office:value="48902107.07" table:style-name="ce17">
            <text:p>48.902.107<text:s/></text:p>
          </table:table-cell>
          <table:table-cell office:value-type="float" office:value="17841324.829999998" table:style-name="ce17">
            <text:p>17.841.325<text:s/></text:p>
          </table:table-cell>
          <table:table-cell office:value-type="float" office:value="83418074.599999994" table:style-name="ce17">
            <text:p>83.418.075<text:s/></text:p>
          </table:table-cell>
          <table:table-cell office:value-type="float" office:value="22206435.129999999" table:style-name="ce17">
            <text:p>22.206.435<text:s/></text:p>
          </table:table-cell>
          <table:table-cell office:value-type="float" office:value="226636888.09999999" table:style-name="ce17">
            <text:p>226.636.888<text:s/></text:p>
          </table:table-cell>
          <table:table-cell office:value-type="float" office:value="856231018.57000005" table:style-name="ce17">
            <text:p>856.231.019<text:s/></text:p>
          </table:table-cell>
          <table:table-cell office:value-type="float" office:value="18553959.760000002" table:style-name="ce17">
            <text:p>18.553.960<text:s/></text:p>
          </table:table-cell>
          <table:table-cell office:value-type="float" office:value="9941570.5500000007" table:style-name="ce17">
            <text:p>9.941.571<text:s/></text:p>
          </table:table-cell>
          <table:table-cell office:value-type="float" office:value="4038837.23" table:style-name="ce17">
            <text:p>4.038.837<text:s/></text:p>
          </table:table-cell>
          <table:table-cell office:value-type="float" office:value="245551925.52000001" table:style-name="ce17">
            <text:p>245.551.926<text:s/></text:p>
          </table:table-cell>
          <table:table-cell office:value-type="float" office:value="167194115.22999999" table:style-name="ce17">
            <text:p>167.194.115<text:s/></text:p>
          </table:table-cell>
          <table:table-cell office:value-type="float" office:value="14845469.52" table:style-name="ce17">
            <text:p>14.845.470<text:s/></text:p>
          </table:table-cell>
          <table:table-cell office:value-type="float" office:value="2026488566.03" table:style-name="ce17">
            <text:p>2.026.488.566<text:s/></text:p>
          </table:table-cell>
          <table:table-cell office:value-type="float" office:value="8820758.25" table:style-name="ce17">
            <text:p>8.820.758<text:s/></text:p>
          </table:table-cell>
          <table:table-cell office:value-type="float" office:value="5165921788.75" table:style-name="ce18">
            <text:p>5.165.921.7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559.58" table:style-name="ce17">
            <text:p>7.560<text:s/></text:p>
          </table:table-cell>
          <table:table-cell office:value-type="float" office:value="8553.52" table:style-name="ce17">
            <text:p>8.554<text:s/></text:p>
          </table:table-cell>
          <table:table-cell office:value-type="float" office:value="141119.60999999999" table:style-name="ce17">
            <text:p>141.1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220.51" table:style-name="ce17">
            <text:p>129.221<text:s/></text:p>
          </table:table-cell>
          <table:table-cell office:value-type="float" office:value="10763271.279999999" table:style-name="ce17">
            <text:p>10.763.271<text:s/></text:p>
          </table:table-cell>
          <table:table-cell office:value-type="float" office:value="375554328.68000001" table:style-name="ce17">
            <text:p>375.554.329<text:s/></text:p>
          </table:table-cell>
          <table:table-cell office:value-type="float" office:value="5430970.9000000004" table:style-name="ce17">
            <text:p>5.430.971<text:s/></text:p>
          </table:table-cell>
          <table:table-cell office:value-type="float" office:value="510189.03" table:style-name="ce17">
            <text:p>510.189<text:s/></text:p>
          </table:table-cell>
          <table:table-cell office:value-type="float" office:value="766.17" table:style-name="ce17">
            <text:p>766<text:s/></text:p>
          </table:table-cell>
          <table:table-cell office:value-type="float" office:value="5326194.8099999996" table:style-name="ce17">
            <text:p>5.326.195<text:s/></text:p>
          </table:table-cell>
          <table:table-cell office:value-type="float" office:value="140031.56" table:style-name="ce17">
            <text:p>140.032<text:s/></text:p>
          </table:table-cell>
          <table:table-cell office:value-type="float" office:value="342294.61" table:style-name="ce17">
            <text:p>342.295<text:s/></text:p>
          </table:table-cell>
          <table:table-cell office:value-type="float" office:value="11217536.52" table:style-name="ce17">
            <text:p>11.217.537<text:s/></text:p>
          </table:table-cell>
          <table:table-cell office:value-type="float" office:value="14108.65" table:style-name="ce17">
            <text:p>14.109<text:s/></text:p>
          </table:table-cell>
          <table:table-cell office:value-type="float" office:value="3659212.06" table:style-name="ce17">
            <text:p>3.659.212<text:s/></text:p>
          </table:table-cell>
          <table:table-cell office:value-type="float" office:value="3002.83" table:style-name="ce17">
            <text:p>3.003<text:s/></text:p>
          </table:table-cell>
          <table:table-cell office:value-type="float" office:value="9889052.4000000004" table:style-name="ce17">
            <text:p>9.889.052<text:s/></text:p>
          </table:table-cell>
          <table:table-cell office:value-type="float" office:value="98451534.799999997" table:style-name="ce17">
            <text:p>98.451.535<text:s/></text:p>
          </table:table-cell>
          <table:table-cell office:value-type="float" office:value="2624.58" table:style-name="ce17">
            <text:p>2.625<text:s/></text:p>
          </table:table-cell>
          <table:table-cell office:value-type="float" office:value="159441.56" table:style-name="ce17">
            <text:p>159.442<text:s/></text:p>
          </table:table-cell>
          <table:table-cell office:value-type="float" office:value="1310.21" table:style-name="ce17">
            <text:p>1.310<text:s/></text:p>
          </table:table-cell>
          <table:table-cell office:value-type="float" office:value="12929347.4" table:style-name="ce17">
            <text:p>12.929.347<text:s/></text:p>
          </table:table-cell>
          <table:table-cell office:value-type="float" office:value="1043607.26" table:style-name="ce17">
            <text:p>1.043.607<text:s/></text:p>
          </table:table-cell>
          <table:table-cell office:value-type="float" office:value="1690420.02" table:style-name="ce17">
            <text:p>1.690.420<text:s/></text:p>
          </table:table-cell>
          <table:table-cell office:value-type="float" office:value="434236943.67000002" table:style-name="ce17">
            <text:p>434.236.944<text:s/></text:p>
          </table:table-cell>
          <table:table-cell office:value-type="float" office:value="36616.33" table:style-name="ce17">
            <text:p>36.616<text:s/></text:p>
          </table:table-cell>
          <table:table-cell office:value-type="float" office:value="971689258.54999983" table:style-name="ce18">
            <text:p>971.689.2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722517.56" table:style-name="ce17">
            <text:p>3.722.518<text:s/></text:p>
          </table:table-cell>
          <table:table-cell office:value-type="float" office:value="11700320.469999999" table:style-name="ce17">
            <text:p>11.700.320<text:s/></text:p>
          </table:table-cell>
          <table:table-cell office:value-type="float" office:value="112769235.71000001" table:style-name="ce17">
            <text:p>112.769.236<text:s/></text:p>
          </table:table-cell>
          <table:table-cell office:value-type="float" office:value="2733665.75" table:style-name="ce17">
            <text:p>2.733.666<text:s/></text:p>
          </table:table-cell>
          <table:table-cell office:value-type="float" office:value="152325386.99000001" table:style-name="ce17">
            <text:p>152.325.387<text:s/></text:p>
          </table:table-cell>
          <table:table-cell office:value-type="float" office:value="68986546.340000004" table:style-name="ce17">
            <text:p>68.986.546<text:s/></text:p>
          </table:table-cell>
          <table:table-cell office:value-type="float" office:value="155169151.26000002" table:style-name="ce17">
            <text:p>155.169.151<text:s/></text:p>
          </table:table-cell>
          <table:table-cell office:value-type="float" office:value="52881271.420000002" table:style-name="ce17">
            <text:p>52.881.271<text:s/></text:p>
          </table:table-cell>
          <table:table-cell office:value-type="float" office:value="75297463.00999999" table:style-name="ce17">
            <text:p>75.297.463<text:s/></text:p>
          </table:table-cell>
          <table:table-cell office:value-type="float" office:value="26052892.120000001" table:style-name="ce17">
            <text:p>26.052.892<text:s/></text:p>
          </table:table-cell>
          <table:table-cell office:value-type="float" office:value="289426496.5" table:style-name="ce17">
            <text:p>289.426.497<text:s/></text:p>
          </table:table-cell>
          <table:table-cell office:value-type="float" office:value="25499506.210000001" table:style-name="ce17">
            <text:p>25.499.506<text:s/></text:p>
          </table:table-cell>
          <table:table-cell office:value-type="float" office:value="40331784.759999998" table:style-name="ce17">
            <text:p>40.331.785<text:s/></text:p>
          </table:table-cell>
          <table:table-cell office:value-type="float" office:value="37684570.550000004" table:style-name="ce17">
            <text:p>37.684.571<text:s/></text:p>
          </table:table-cell>
          <table:table-cell office:value-type="float" office:value="17827216.18" table:style-name="ce17">
            <text:p>17.827.216<text:s/></text:p>
          </table:table-cell>
          <table:table-cell office:value-type="float" office:value="79758862.539999992" table:style-name="ce17">
            <text:p>79.758.863<text:s/></text:p>
          </table:table-cell>
          <table:table-cell office:value-type="float" office:value="22203432.299999997" table:style-name="ce17">
            <text:p>22.203.432<text:s/></text:p>
          </table:table-cell>
          <table:table-cell office:value-type="float" office:value="216747835.70000002" table:style-name="ce17">
            <text:p>216.747.836<text:s/></text:p>
          </table:table-cell>
          <table:table-cell office:value-type="float" office:value="757779483.76999998" table:style-name="ce17">
            <text:p>757.779.484<text:s/></text:p>
          </table:table-cell>
          <table:table-cell office:value-type="float" office:value="18551335.18" table:style-name="ce17">
            <text:p>18.551.335<text:s/></text:p>
          </table:table-cell>
          <table:table-cell office:value-type="float" office:value="9782128.9900000002" table:style-name="ce17">
            <text:p>9.782.129<text:s/></text:p>
          </table:table-cell>
          <table:table-cell office:value-type="float" office:value="4037527.02" table:style-name="ce17">
            <text:p>4.037.527<text:s/></text:p>
          </table:table-cell>
          <table:table-cell office:value-type="float" office:value="232622578.11999997" table:style-name="ce17">
            <text:p>232.622.578<text:s/></text:p>
          </table:table-cell>
          <table:table-cell office:value-type="float" office:value="166150507.97" table:style-name="ce17">
            <text:p>166.150.508<text:s/></text:p>
          </table:table-cell>
          <table:table-cell office:value-type="float" office:value="13155049.500000002" table:style-name="ce17">
            <text:p>13.155.050<text:s/></text:p>
          </table:table-cell>
          <table:table-cell office:value-type="float" office:value="1592251622.3600001" table:style-name="ce17">
            <text:p>1.592.251.622<text:s/></text:p>
          </table:table-cell>
          <table:table-cell office:value-type="float" office:value="8784141.9199999999" table:style-name="ce17">
            <text:p>8.784.142<text:s/></text:p>
          </table:table-cell>
          <table:table-cell office:value-type="float" office:value="4194232530.1999993" table:style-name="ce18">
            <text:p>4.194.232.5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499.44" table:style-name="ce17">
            <text:p>10.4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9611.9" table:style-name="ce17">
            <text:p>229.612<text:s/></text:p>
          </table:table-cell>
          <table:table-cell office:value-type="float" office:value="4376357.99" table:style-name="ce17">
            <text:p>4.376.3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83.24" table:style-name="ce17">
            <text:p>34.4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35059.3899999997" table:style-name="ce17">
            <text:p>7.935.059<text:s/></text:p>
          </table:table-cell>
          <table:table-cell office:value-type="float" office:value="1185.73" table:style-name="ce17">
            <text:p>1.1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1843.11" table:style-name="ce17">
            <text:p>191.843<text:s/></text:p>
          </table:table-cell>
          <table:table-cell office:value-type="float" office:value="1983205.1" table:style-name="ce17">
            <text:p>1.983.2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09197.3399999999" table:style-name="ce17">
            <text:p>7.609.1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68281.470000001" table:style-name="ce17">
            <text:p>11.068.281<text:s/></text:p>
          </table:table-cell>
          <table:table-cell office:value-type="float" office:value="167159739.09999999" table:style-name="ce17">
            <text:p>167.159.7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27702.2" table:style-name="ce17">
            <text:p>5.027.7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72070.0300000003" table:style-name="ce17">
            <text:p>7.972.0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3599236.03999999" table:style-name="ce18">
            <text:p>213.599.2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980353.3300000001" table:style-name="ce17">
            <text:p>6.980.353<text:s/></text:p>
          </table:table-cell>
          <table:table-cell office:value-type="float" office:value="21586368.98" table:style-name="ce17">
            <text:p>21.586.369<text:s/></text:p>
          </table:table-cell>
          <table:table-cell office:value-type="float" office:value="23051089.18" table:style-name="ce17">
            <text:p>23.051.089<text:s/></text:p>
          </table:table-cell>
          <table:table-cell office:value-type="float" office:value="21527655.27" table:style-name="ce17">
            <text:p>21.527.655<text:s/></text:p>
          </table:table-cell>
          <table:table-cell office:value-type="float" office:value="59305845.649999999" table:style-name="ce17">
            <text:p>59.305.846<text:s/></text:p>
          </table:table-cell>
          <table:table-cell office:value-type="float" office:value="45025878.659999996" table:style-name="ce17">
            <text:p>45.025.879<text:s/></text:p>
          </table:table-cell>
          <table:table-cell office:value-type="float" office:value="1170059198.1900001" table:style-name="ce17">
            <text:p>1.170.059.198<text:s/></text:p>
          </table:table-cell>
          <table:table-cell office:value-type="float" office:value="29312871.609999999" table:style-name="ce17">
            <text:p>29.312.872<text:s/></text:p>
          </table:table-cell>
          <table:table-cell office:value-type="float" office:value="38682011.700000003" table:style-name="ce17">
            <text:p>38.682.012<text:s/></text:p>
          </table:table-cell>
          <table:table-cell office:value-type="float" office:value="26415522.210000001" table:style-name="ce17">
            <text:p>26.415.522<text:s/></text:p>
          </table:table-cell>
          <table:table-cell office:value-type="float" office:value="151377631.81" table:style-name="ce17">
            <text:p>151.377.632<text:s/></text:p>
          </table:table-cell>
          <table:table-cell office:value-type="float" office:value="21981518.870000001" table:style-name="ce17">
            <text:p>21.981.519<text:s/></text:p>
          </table:table-cell>
          <table:table-cell office:value-type="float" office:value="23231149.120000001" table:style-name="ce17">
            <text:p>23.231.149<text:s/></text:p>
          </table:table-cell>
          <table:table-cell office:value-type="float" office:value="41337371.43" table:style-name="ce17">
            <text:p>41.337.371<text:s/></text:p>
          </table:table-cell>
          <table:table-cell office:value-type="float" office:value="45596299.630000003" table:style-name="ce17">
            <text:p>45.596.300<text:s/></text:p>
          </table:table-cell>
          <table:table-cell office:value-type="float" office:value="71277422.060000002" table:style-name="ce17">
            <text:p>71.277.422<text:s/></text:p>
          </table:table-cell>
          <table:table-cell office:value-type="float" office:value="20462990.370000001" table:style-name="ce17">
            <text:p>20.462.990<text:s/></text:p>
          </table:table-cell>
          <table:table-cell office:value-type="float" office:value="66781127.289999999" table:style-name="ce17">
            <text:p>66.781.127<text:s/></text:p>
          </table:table-cell>
          <table:table-cell office:value-type="float" office:value="243998139.19999999" table:style-name="ce17">
            <text:p>243.998.139<text:s/></text:p>
          </table:table-cell>
          <table:table-cell office:value-type="float" office:value="36359034.969999999" table:style-name="ce17">
            <text:p>36.359.035<text:s/></text:p>
          </table:table-cell>
          <table:table-cell office:value-type="float" office:value="24300200.579999998" table:style-name="ce17">
            <text:p>24.300.201<text:s/></text:p>
          </table:table-cell>
          <table:table-cell office:value-type="float" office:value="13340796.23" table:style-name="ce17">
            <text:p>13.340.796<text:s/></text:p>
          </table:table-cell>
          <table:table-cell office:value-type="float" office:value="113096649.45999999" table:style-name="ce17">
            <text:p>113.096.649<text:s/></text:p>
          </table:table-cell>
          <table:table-cell office:value-type="float" office:value="51943532.649999999" table:style-name="ce17">
            <text:p>51.943.533<text:s/></text:p>
          </table:table-cell>
          <table:table-cell office:value-type="float" office:value="17405610.370000001" table:style-name="ce17">
            <text:p>17.405.610<text:s/></text:p>
          </table:table-cell>
          <table:table-cell office:value-type="float" office:value="136642844.06" table:style-name="ce17">
            <text:p>136.642.844<text:s/></text:p>
          </table:table-cell>
          <table:table-cell office:value-type="float" office:value="10196552.060000001" table:style-name="ce17">
            <text:p>10.196.552<text:s/></text:p>
          </table:table-cell>
          <table:table-cell office:value-type="float" office:value="2531275664.9399996" table:style-name="ce18">
            <text:p>2.531.275.6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40724.25999999998" table:style-name="ce17">
            <text:p>140.724<text:s/></text:p>
          </table:table-cell>
          <table:table-cell office:value-type="float" office:value="2665476.16" table:style-name="ce17">
            <text:p>2.665.476<text:s/></text:p>
          </table:table-cell>
          <table:table-cell office:value-type="float" office:value="6950749.6100000003" table:style-name="ce17">
            <text:p>6.950.750<text:s/></text:p>
          </table:table-cell>
          <table:table-cell office:value-type="float" office:value="-72962.179999999993" table:style-name="ce17">
            <text:p>(72.962)</text:p>
          </table:table-cell>
          <table:table-cell office:value-type="float" office:value="24502154.139999997" table:style-name="ce17">
            <text:p>24.502.154<text:s/></text:p>
          </table:table-cell>
          <table:table-cell office:value-type="float" office:value="3446068.42" table:style-name="ce17">
            <text:p>3.446.068<text:s/></text:p>
          </table:table-cell>
          <table:table-cell office:value-type="float" office:value="662155731.35000002" table:style-name="ce17">
            <text:p>662.155.731<text:s/></text:p>
          </table:table-cell>
          <table:table-cell office:value-type="float" office:value="43097873.799999997" table:style-name="ce17">
            <text:p>43.097.874<text:s/></text:p>
          </table:table-cell>
          <table:table-cell office:value-type="float" office:value="22341260.449999999" table:style-name="ce17">
            <text:p>22.341.260<text:s/></text:p>
          </table:table-cell>
          <table:table-cell office:value-type="float" office:value="5948956.3300000001" table:style-name="ce17">
            <text:p>5.948.956<text:s/></text:p>
          </table:table-cell>
          <table:table-cell office:value-type="float" office:value="15514817.069999997" table:style-name="ce17">
            <text:p>15.514.817<text:s/></text:p>
          </table:table-cell>
          <table:table-cell office:value-type="float" office:value="1554269.84" table:style-name="ce17">
            <text:p>1.554.270<text:s/></text:p>
          </table:table-cell>
          <table:table-cell office:value-type="float" office:value="7498640.2699999996" table:style-name="ce17">
            <text:p>7.498.640<text:s/></text:p>
          </table:table-cell>
          <table:table-cell office:value-type="float" office:value="1455375.8899999994" table:style-name="ce17">
            <text:p>1.455.376<text:s/></text:p>
          </table:table-cell>
          <table:table-cell office:value-type="float" office:value="1369289.6300000001" table:style-name="ce17">
            <text:p>1.369.290<text:s/></text:p>
          </table:table-cell>
          <table:table-cell office:value-type="float" office:value="3547252.09" table:style-name="ce17">
            <text:p>3.547.252<text:s/></text:p>
          </table:table-cell>
          <table:table-cell office:value-type="float" office:value="1737325.35" table:style-name="ce17">
            <text:p>1.737.325<text:s/></text:p>
          </table:table-cell>
          <table:table-cell office:value-type="float" office:value="24650442.879999999" table:style-name="ce17">
            <text:p>24.650.443<text:s/></text:p>
          </table:table-cell>
          <table:table-cell office:value-type="float" office:value="701649374.1400001" table:style-name="ce17">
            <text:p>701.649.374<text:s/></text:p>
          </table:table-cell>
          <table:table-cell office:value-type="float" office:value="3961868.32" table:style-name="ce17">
            <text:p>3.961.868<text:s/></text:p>
          </table:table-cell>
          <table:table-cell office:value-type="float" office:value="2950545.8699999996" table:style-name="ce17">
            <text:p>2.950.546<text:s/></text:p>
          </table:table-cell>
          <table:table-cell office:value-type="float" office:value="625279.32000000007" table:style-name="ce17">
            <text:p>625.279<text:s/></text:p>
          </table:table-cell>
          <table:table-cell office:value-type="float" office:value="19096946.890000001" table:style-name="ce17">
            <text:p>19.096.947<text:s/></text:p>
          </table:table-cell>
          <table:table-cell office:value-type="float" office:value="50154014.210000001" table:style-name="ce17">
            <text:p>50.154.014<text:s/></text:p>
          </table:table-cell>
          <table:table-cell office:value-type="float" office:value="2915636.68" table:style-name="ce17">
            <text:p>2.915.637<text:s/></text:p>
          </table:table-cell>
          <table:table-cell office:value-type="float" office:value="344968511.34000003" table:style-name="ce17">
            <text:p>344.968.511<text:s/></text:p>
          </table:table-cell>
          <table:table-cell office:value-type="float" office:value="10514565.690000001" table:style-name="ce17">
            <text:p>10.514.566<text:s/></text:p>
          </table:table-cell>
          <table:table-cell office:value-type="float" office:value="1965340187.8200002" table:style-name="ce18">
            <text:p>1.965.340.18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9168963.99000001" table:style-name="ce21">
            <text:p>49.168.964<text:s/></text:p>
          </table:table-cell>
          <table:table-cell office:value-type="float" office:value="194304748.57999998" table:style-name="ce21">
            <text:p>194.304.749<text:s/></text:p>
          </table:table-cell>
          <table:table-cell office:value-type="float" office:value="1046502978.0399998" table:style-name="ce21">
            <text:p>1.046.502.978<text:s/></text:p>
          </table:table-cell>
          <table:table-cell office:value-type="float" office:value="56475517.820000008" table:style-name="ce21">
            <text:p>56.475.518<text:s/></text:p>
          </table:table-cell>
          <table:table-cell office:value-type="float" office:value="1416119179.3499999" table:style-name="ce21">
            <text:p>1.416.119.179<text:s/></text:p>
          </table:table-cell>
          <table:table-cell office:value-type="float" office:value="996571883.18000007" table:style-name="ce21">
            <text:p>996.571.883<text:s/></text:p>
          </table:table-cell>
          <table:table-cell office:value-type="float" office:value="8983380536.3799992" table:style-name="ce21">
            <text:p>8.983.380.536<text:s/></text:p>
          </table:table-cell>
          <table:table-cell office:value-type="float" office:value="1243730873.1500001" table:style-name="ce21">
            <text:p>1.243.730.873<text:s/></text:p>
          </table:table-cell>
          <table:table-cell office:value-type="float" office:value="1036303790.99" table:style-name="ce21">
            <text:p>1.036.303.791<text:s/></text:p>
          </table:table-cell>
          <table:table-cell office:value-type="float" office:value="640186296.17000008" table:style-name="ce21">
            <text:p>640.186.296<text:s/></text:p>
          </table:table-cell>
          <table:table-cell office:value-type="float" office:value="4219378915.1700001" table:style-name="ce21">
            <text:p>4.219.378.915<text:s/></text:p>
          </table:table-cell>
          <table:table-cell office:value-type="float" office:value="475676621.91999996" table:style-name="ce21">
            <text:p>475.676.622<text:s/></text:p>
          </table:table-cell>
          <table:table-cell office:value-type="float" office:value="640874572.21000004" table:style-name="ce21">
            <text:p>640.874.572<text:s/></text:p>
          </table:table-cell>
          <table:table-cell office:value-type="float" office:value="561054477.08000004" table:style-name="ce21">
            <text:p>561.054.477<text:s/></text:p>
          </table:table-cell>
          <table:table-cell office:value-type="float" office:value="293577317.99000001" table:style-name="ce21">
            <text:p>293.577.318<text:s/></text:p>
          </table:table-cell>
          <table:table-cell office:value-type="float" office:value="1384318084.2900002" table:style-name="ce21">
            <text:p>1.384.318.084<text:s/></text:p>
          </table:table-cell>
          <table:table-cell office:value-type="float" office:value="196033909.29999995" table:style-name="ce21">
            <text:p>196.033.909<text:s/></text:p>
          </table:table-cell>
          <table:table-cell office:value-type="float" office:value="3702677667.04" table:style-name="ce21">
            <text:p>3.702.677.667<text:s/></text:p>
          </table:table-cell>
          <table:table-cell office:value-type="float" office:value="12374635800.52" table:style-name="ce21">
            <text:p>12.374.635.801<text:s/></text:p>
          </table:table-cell>
          <table:table-cell office:value-type="float" office:value="253910329.71999997" table:style-name="ce21">
            <text:p>253.910.330<text:s/></text:p>
          </table:table-cell>
          <table:table-cell office:value-type="float" office:value="149574456.28999999" table:style-name="ce21">
            <text:p>149.574.456<text:s/></text:p>
          </table:table-cell>
          <table:table-cell office:value-type="float" office:value="53389387.039999999" table:style-name="ce21">
            <text:p>53.389.387<text:s/></text:p>
          </table:table-cell>
          <table:table-cell office:value-type="float" office:value="3624396923.46" table:style-name="ce21">
            <text:p>3.624.396.923<text:s/></text:p>
          </table:table-cell>
          <table:table-cell office:value-type="float" office:value="3761785757.5099998" table:style-name="ce21">
            <text:p>3.761.785.758<text:s/></text:p>
          </table:table-cell>
          <table:table-cell office:value-type="float" office:value="184041745.59999999" table:style-name="ce21">
            <text:p>184.041.746<text:s/></text:p>
          </table:table-cell>
          <table:table-cell office:value-type="float" office:value="29838771019.129997" table:style-name="ce21">
            <text:p>29.838.771.019<text:s/></text:p>
          </table:table-cell>
          <table:table-cell office:value-type="float" office:value="136328859.95000002" table:style-name="ce21">
            <text:p>136.328.860<text:s/></text:p>
          </table:table-cell>
          <table:table-cell office:value-type="float" office:value="77513170611.869995" table:style-name="ce22">
            <text:p>77.513.170.612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24295362.03944342" table:style-name="ce25">
            <text:p>124.295.362<text:s/></text:p>
          </table:table-cell>
          <table:table-cell office:value-type="float" office:value="276913437.28099519" table:style-name="ce25">
            <text:p>276.913.437<text:s/></text:p>
          </table:table-cell>
          <table:table-cell office:value-type="float" office:value="358635715.83813173" table:style-name="ce25">
            <text:p>358.635.716<text:s/></text:p>
          </table:table-cell>
          <table:table-cell office:value-type="float" office:value="74313227.154409319" table:style-name="ce25">
            <text:p>74.313.227<text:s/></text:p>
          </table:table-cell>
          <table:table-cell office:value-type="float" office:value="1555412268.4098418" table:style-name="ce25">
            <text:p>1.555.412.268<text:s/></text:p>
          </table:table-cell>
          <table:table-cell office:value-type="float" office:value="948415107.36595309" table:style-name="ce25">
            <text:p>948.415.107<text:s/></text:p>
          </table:table-cell>
          <table:table-cell office:value-type="float" office:value="776911680.06505311" table:style-name="ce25">
            <text:p>776.911.680<text:s/></text:p>
          </table:table-cell>
          <table:table-cell office:value-type="float" office:value="719255782.67628014" table:style-name="ce25">
            <text:p>719.255.783<text:s/></text:p>
          </table:table-cell>
          <table:table-cell office:value-type="float" office:value="751341077.5095185" table:style-name="ce25">
            <text:p>751.341.078<text:s/></text:p>
          </table:table-cell>
          <table:table-cell office:value-type="float" office:value="567912013.11286879" table:style-name="ce25">
            <text:p>567.912.013<text:s/></text:p>
          </table:table-cell>
          <table:table-cell office:value-type="float" office:value="3517092181.5746255" table:style-name="ce25">
            <text:p>3.517.092.182<text:s/></text:p>
          </table:table-cell>
          <table:table-cell office:value-type="float" office:value="478686623.15503341" table:style-name="ce25">
            <text:p>478.686.623<text:s/></text:p>
          </table:table-cell>
          <table:table-cell office:value-type="float" office:value="683078548.51010334" table:style-name="ce25">
            <text:p>683.078.549<text:s/></text:p>
          </table:table-cell>
          <table:table-cell office:value-type="float" office:value="809143702.54437792" table:style-name="ce25">
            <text:p>809.143.703<text:s/></text:p>
          </table:table-cell>
          <table:table-cell office:value-type="float" office:value="466981598.78658652" table:style-name="ce25">
            <text:p>466.981.599<text:s/></text:p>
          </table:table-cell>
          <table:table-cell office:value-type="float" office:value="1052191514.1317128" table:style-name="ce25">
            <text:p>1.052.191.514<text:s/></text:p>
          </table:table-cell>
          <table:table-cell office:value-type="float" office:value="348010104.68113464" table:style-name="ce25">
            <text:p>348.010.105<text:s/></text:p>
          </table:table-cell>
          <table:table-cell office:value-type="float" office:value="2204264104.7234359" table:style-name="ce25">
            <text:p>2.204.264.105<text:s/></text:p>
          </table:table-cell>
          <table:table-cell office:value-type="float" office:value="2711937513.3327031" table:style-name="ce25">
            <text:p>2.711.937.513<text:s/></text:p>
          </table:table-cell>
          <table:table-cell office:value-type="float" office:value="390331067.87497079" table:style-name="ce25">
            <text:p>390.331.068<text:s/></text:p>
          </table:table-cell>
          <table:table-cell office:value-type="float" office:value="168901230.89858398" table:style-name="ce25">
            <text:p>168.901.231<text:s/></text:p>
          </table:table-cell>
          <table:table-cell office:value-type="float" office:value="77424388.201252878" table:style-name="ce25">
            <text:p>77.424.388<text:s/></text:p>
          </table:table-cell>
          <table:table-cell office:value-type="float" office:value="2134291457.2865677" table:style-name="ce25">
            <text:p>2.134.291.457<text:s/></text:p>
          </table:table-cell>
          <table:table-cell office:value-type="float" office:value="1672936202.4080415" table:style-name="ce25">
            <text:p>1.672.936.202<text:s/></text:p>
          </table:table-cell>
          <table:table-cell office:value-type="float" office:value="290439556.50805086" table:style-name="ce25">
            <text:p>290.439.557<text:s/></text:p>
          </table:table-cell>
          <table:table-cell office:value-type="float" office:value="10630497038.810505" table:style-name="ce25">
            <text:p>10.630.497.039<text:s/></text:p>
          </table:table-cell>
          <table:table-cell office:value-type="float" office:value="219765708.84981811" table:style-name="ce25">
            <text:p>219.765.709<text:s/></text:p>
          </table:table-cell>
          <table:table-cell office:value-type="float" office:value="34009378213.729996" table:style-name="ce26">
            <text:p>34.009.378.214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73464326.02944344" table:style-name="ce21">
            <text:p>173.464.326<text:s/></text:p>
          </table:table-cell>
          <table:table-cell office:value-type="float" office:value="471218185.86099517" table:style-name="ce21">
            <text:p>471.218.186<text:s/></text:p>
          </table:table-cell>
          <table:table-cell office:value-type="float" office:value="1405138693.8781316" table:style-name="ce21">
            <text:p>1.405.138.694<text:s/></text:p>
          </table:table-cell>
          <table:table-cell office:value-type="float" office:value="130788744.97440933" table:style-name="ce21">
            <text:p>130.788.745<text:s/></text:p>
          </table:table-cell>
          <table:table-cell office:value-type="float" office:value="2971531447.7598419" table:style-name="ce21">
            <text:p>2.971.531.448<text:s/></text:p>
          </table:table-cell>
          <table:table-cell office:value-type="float" office:value="1944986990.5459533" table:style-name="ce21">
            <text:p>1.944.986.991<text:s/></text:p>
          </table:table-cell>
          <table:table-cell office:value-type="float" office:value="9760292216.4450531" table:style-name="ce21">
            <text:p>9.760.292.216<text:s/></text:p>
          </table:table-cell>
          <table:table-cell office:value-type="float" office:value="1962986655.8262801" table:style-name="ce21">
            <text:p>1.962.986.656<text:s/></text:p>
          </table:table-cell>
          <table:table-cell office:value-type="float" office:value="1787644868.4995184" table:style-name="ce21">
            <text:p>1.787.644.868<text:s/></text:p>
          </table:table-cell>
          <table:table-cell office:value-type="float" office:value="1208098309.2828689" table:style-name="ce21">
            <text:p>1.208.098.309<text:s/></text:p>
          </table:table-cell>
          <table:table-cell office:value-type="float" office:value="7736471096.7446251" table:style-name="ce21">
            <text:p>7.736.471.097<text:s/></text:p>
          </table:table-cell>
          <table:table-cell office:value-type="float" office:value="954363245.07503343" table:style-name="ce21">
            <text:p>954.363.245<text:s/></text:p>
          </table:table-cell>
          <table:table-cell office:value-type="float" office:value="1323953120.7201033" table:style-name="ce21">
            <text:p>1.323.953.121<text:s/></text:p>
          </table:table-cell>
          <table:table-cell office:value-type="float" office:value="1370198179.624378" table:style-name="ce21">
            <text:p>1.370.198.180<text:s/></text:p>
          </table:table-cell>
          <table:table-cell office:value-type="float" office:value="760558916.77658653" table:style-name="ce21">
            <text:p>760.558.917<text:s/></text:p>
          </table:table-cell>
          <table:table-cell office:value-type="float" office:value="2436509598.4217129" table:style-name="ce21">
            <text:p>2.436.509.598<text:s/></text:p>
          </table:table-cell>
          <table:table-cell office:value-type="float" office:value="544044013.98113465" table:style-name="ce21">
            <text:p>544.044.014<text:s/></text:p>
          </table:table-cell>
          <table:table-cell office:value-type="float" office:value="5906941771.7634354" table:style-name="ce21">
            <text:p>5.906.941.772<text:s/></text:p>
          </table:table-cell>
          <table:table-cell office:value-type="float" office:value="15086573313.852703" table:style-name="ce21">
            <text:p>15.086.573.314<text:s/></text:p>
          </table:table-cell>
          <table:table-cell office:value-type="float" office:value="644241397.5949707" table:style-name="ce21">
            <text:p>644.241.398<text:s/></text:p>
          </table:table-cell>
          <table:table-cell office:value-type="float" office:value="318475687.18858397" table:style-name="ce21">
            <text:p>318.475.687<text:s/></text:p>
          </table:table-cell>
          <table:table-cell office:value-type="float" office:value="130813775.24125287" table:style-name="ce21">
            <text:p>130.813.775<text:s/></text:p>
          </table:table-cell>
          <table:table-cell office:value-type="float" office:value="5758688380.7465677" table:style-name="ce21">
            <text:p>5.758.688.381<text:s/></text:p>
          </table:table-cell>
          <table:table-cell office:value-type="float" office:value="5434721959.9180412" table:style-name="ce21">
            <text:p>5.434.721.960<text:s/></text:p>
          </table:table-cell>
          <table:table-cell office:value-type="float" office:value="474481302.10805082" table:style-name="ce21">
            <text:p>474.481.302<text:s/></text:p>
          </table:table-cell>
          <table:table-cell office:value-type="float" office:value="40469268057.940506" table:style-name="ce21">
            <text:p>40.469.268.058<text:s/></text:p>
          </table:table-cell>
          <table:table-cell office:value-type="float" office:value="356094568.79981816" table:style-name="ce21">
            <text:p>356.094.569<text:s/></text:p>
          </table:table-cell>
          <table:table-cell office:value-type="float" office:value="111522548825.59999" table:style-name="ce22">
            <text:p>111.522.548.82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47681.67646521307" table:style-name="ce27">
            <text:p>547.682<text:s/></text:p>
          </table:table-cell>
          <table:table-cell office:value-type="float" office:value="3130609.54976747" table:style-name="ce27">
            <text:p>3.130.610<text:s/></text:p>
          </table:table-cell>
          <table:table-cell office:value-type="float" office:value="1958370.406080907" table:style-name="ce27">
            <text:p>1.958.370<text:s/></text:p>
          </table:table-cell>
          <table:table-cell office:value-type="float" office:value="733128.67138509254" table:style-name="ce27">
            <text:p>733.129<text:s/></text:p>
          </table:table-cell>
          <table:table-cell office:value-type="float" office:value="12764387.97036171" table:style-name="ce27">
            <text:p>12.764.388<text:s/></text:p>
          </table:table-cell>
          <table:table-cell office:value-type="float" office:value="14432833.203088207" table:style-name="ce27">
            <text:p>14.432.833<text:s/></text:p>
          </table:table-cell>
          <table:table-cell office:value-type="float" office:value="11508278.354516607" table:style-name="ce27">
            <text:p>11.508.278<text:s/></text:p>
          </table:table-cell>
          <table:table-cell office:value-type="float" office:value="5808708.6490886221" table:style-name="ce27">
            <text:p>5.808.709<text:s/></text:p>
          </table:table-cell>
          <table:table-cell office:value-type="float" office:value="8235656.7214798359" table:style-name="ce27">
            <text:p>8.235.657<text:s/></text:p>
          </table:table-cell>
          <table:table-cell office:value-type="float" office:value="5458945.7187367249" table:style-name="ce27">
            <text:p>5.458.946<text:s/></text:p>
          </table:table-cell>
          <table:table-cell office:value-type="float" office:value="33278004.154396761" table:style-name="ce27">
            <text:p>33.278.004<text:s/></text:p>
          </table:table-cell>
          <table:table-cell office:value-type="float" office:value="3352331.9263720051" table:style-name="ce27">
            <text:p>3.352.332<text:s/></text:p>
          </table:table-cell>
          <table:table-cell office:value-type="float" office:value="4155517.0110518187" table:style-name="ce27">
            <text:p>4.155.517<text:s/></text:p>
          </table:table-cell>
          <table:table-cell office:value-type="float" office:value="4584413.3346013594" table:style-name="ce27">
            <text:p>4.584.413<text:s/></text:p>
          </table:table-cell>
          <table:table-cell office:value-type="float" office:value="2532530.0789965871" table:style-name="ce27">
            <text:p>2.532.530<text:s/></text:p>
          </table:table-cell>
          <table:table-cell office:value-type="float" office:value="10728987.838092228" table:style-name="ce27">
            <text:p>10.728.988<text:s/></text:p>
          </table:table-cell>
          <table:table-cell office:value-type="float" office:value="1459341.3121670715" table:style-name="ce27">
            <text:p>1.459.341<text:s/></text:p>
          </table:table-cell>
          <table:table-cell office:value-type="float" office:value="17659187.733375054" table:style-name="ce27">
            <text:p>17.659.188<text:s/></text:p>
          </table:table-cell>
          <table:table-cell office:value-type="float" office:value="2121362800.0995269" table:style-name="ce27">
            <text:p>2.121.362.800<text:s/></text:p>
          </table:table-cell>
          <table:table-cell office:value-type="float" office:value="2568306.4855038486" table:style-name="ce27">
            <text:p>2.568.306<text:s/></text:p>
          </table:table-cell>
          <table:table-cell office:value-type="float" office:value="1073825.9504546265" table:style-name="ce27">
            <text:p>1.073.826<text:s/></text:p>
          </table:table-cell>
          <table:table-cell office:value-type="float" office:value="355526.60955900105" table:style-name="ce27">
            <text:p>355.527<text:s/></text:p>
          </table:table-cell>
          <table:table-cell office:value-type="float" office:value="18732274.474727076" table:style-name="ce27">
            <text:p>18.732.274<text:s/></text:p>
          </table:table-cell>
          <table:table-cell office:value-type="float" office:value="11359938.554491354" table:style-name="ce27">
            <text:p>11.359.939<text:s/></text:p>
          </table:table-cell>
          <table:table-cell office:value-type="float" office:value="1763263.7404817198" table:style-name="ce27">
            <text:p>1.763.264<text:s/></text:p>
          </table:table-cell>
          <table:table-cell office:value-type="float" office:value="110017275.62256415" table:style-name="ce27">
            <text:p>110.017.276<text:s/></text:p>
          </table:table-cell>
          <table:table-cell office:value-type="float" office:value="1361091.6726672214" table:style-name="ce27">
            <text:p>1.361.092<text:s/></text:p>
          </table:table-cell>
          <table:table-cell office:value-type="float" office:value="2410923217.5199995" table:style-name="ce28">
            <text:p>2.410.923.21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74012007.70590866" table:style-name="ce21">
            <text:p>174.012.008<text:s/></text:p>
          </table:table-cell>
          <table:table-cell office:value-type="float" office:value="474348795.41076267" table:style-name="ce21">
            <text:p>474.348.795<text:s/></text:p>
          </table:table-cell>
          <table:table-cell office:value-type="float" office:value="1407097064.2842126" table:style-name="ce21">
            <text:p>1.407.097.064<text:s/></text:p>
          </table:table-cell>
          <table:table-cell office:value-type="float" office:value="131521873.64579442" table:style-name="ce21">
            <text:p>131.521.874<text:s/></text:p>
          </table:table-cell>
          <table:table-cell office:value-type="float" office:value="2984295835.7302036" table:style-name="ce21">
            <text:p>2.984.295.836<text:s/></text:p>
          </table:table-cell>
          <table:table-cell office:value-type="float" office:value="1959419823.7490416" table:style-name="ce21">
            <text:p>1.959.419.824<text:s/></text:p>
          </table:table-cell>
          <table:table-cell office:value-type="float" office:value="9771800494.7995701" table:style-name="ce21">
            <text:p>9.771.800.495<text:s/></text:p>
          </table:table-cell>
          <table:table-cell office:value-type="float" office:value="1968795364.4753687" table:style-name="ce21">
            <text:p>1.968.795.364<text:s/></text:p>
          </table:table-cell>
          <table:table-cell office:value-type="float" office:value="1795880525.2209983" table:style-name="ce21">
            <text:p>1.795.880.525<text:s/></text:p>
          </table:table-cell>
          <table:table-cell office:value-type="float" office:value="1213557255.0016055" table:style-name="ce21">
            <text:p>1.213.557.255<text:s/></text:p>
          </table:table-cell>
          <table:table-cell office:value-type="float" office:value="7769749100.8990221" table:style-name="ce21">
            <text:p>7.769.749.101<text:s/></text:p>
          </table:table-cell>
          <table:table-cell office:value-type="float" office:value="957715577.00140548" table:style-name="ce21">
            <text:p>957.715.577<text:s/></text:p>
          </table:table-cell>
          <table:table-cell office:value-type="float" office:value="1328108637.7311552" table:style-name="ce21">
            <text:p>1.328.108.638<text:s/></text:p>
          </table:table-cell>
          <table:table-cell office:value-type="float" office:value="1374782592.9589794" table:style-name="ce21">
            <text:p>1.374.782.593<text:s/></text:p>
          </table:table-cell>
          <table:table-cell office:value-type="float" office:value="763091446.85558307" table:style-name="ce21">
            <text:p>763.091.447<text:s/></text:p>
          </table:table-cell>
          <table:table-cell office:value-type="float" office:value="2447238586.2598052" table:style-name="ce21">
            <text:p>2.447.238.586<text:s/></text:p>
          </table:table-cell>
          <table:table-cell office:value-type="float" office:value="545503355.2933017" table:style-name="ce21">
            <text:p>545.503.355<text:s/></text:p>
          </table:table-cell>
          <table:table-cell office:value-type="float" office:value="5924600959.49681" table:style-name="ce21">
            <text:p>5.924.600.959<text:s/></text:p>
          </table:table-cell>
          <table:table-cell office:value-type="float" office:value="17207936113.952229" table:style-name="ce21">
            <text:p>17.207.936.114<text:s/></text:p>
          </table:table-cell>
          <table:table-cell office:value-type="float" office:value="646809704.0804745" table:style-name="ce21">
            <text:p>646.809.704<text:s/></text:p>
          </table:table-cell>
          <table:table-cell office:value-type="float" office:value="319549513.13903862" table:style-name="ce21">
            <text:p>319.549.513<text:s/></text:p>
          </table:table-cell>
          <table:table-cell office:value-type="float" office:value="131169301.85081187" table:style-name="ce21">
            <text:p>131.169.302<text:s/></text:p>
          </table:table-cell>
          <table:table-cell office:value-type="float" office:value="5777420655.2212944" table:style-name="ce21">
            <text:p>5.777.420.655<text:s/></text:p>
          </table:table-cell>
          <table:table-cell office:value-type="float" office:value="5446081898.4725323" table:style-name="ce21">
            <text:p>5.446.081.898<text:s/></text:p>
          </table:table-cell>
          <table:table-cell office:value-type="float" office:value="476244565.84853256" table:style-name="ce21">
            <text:p>476.244.566<text:s/></text:p>
          </table:table-cell>
          <table:table-cell office:value-type="float" office:value="40579285333.563072" table:style-name="ce21">
            <text:p>40.579.285.334<text:s/></text:p>
          </table:table-cell>
          <table:table-cell office:value-type="float" office:value="357455660.47248536" table:style-name="ce21">
            <text:p>357.455.660<text:s/></text:p>
          </table:table-cell>
          <table:table-cell office:value-type="float" office:value="113933472043.12" table:style-name="ce22">
            <text:p>113.933.472.04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10-10T13:48:04Z</dc:date>
    <meta:print-date>2011-05-12T16:46:54Z</meta:print-date>
    <meta:editing-cycles>42</meta:editing-cycles>
    <meta:editing-duration>PT4469S</meta:editing-duration>
  </office:meta>
</office:document-meta>
</file>